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66in"/>
    </style:style>
    <style:style style:name="co4" style:family="table-column">
      <style:table-column-properties fo:break-before="auto" style:column-width="0.8846in"/>
    </style:style>
    <style:style style:name="co5" style:family="table-column">
      <style:table-column-properties fo:break-before="auto" style:column-width="0.7008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0.4929in"/>
    </style:style>
    <style:style style:name="co8" style:family="table-column">
      <style:table-column-properties fo:break-before="auto" style:column-width="0.7445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2.3535in"/>
    </style:style>
    <style:style style:name="co11" style:family="table-column">
      <style:table-column-properties fo:break-before="auto" style:column-width="1.2929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 fo:font-weight="bold" style:font-weight-asian="bold" style:font-weight-complex="bold"/>
    </style:style>
  </office:automatic-styles>
  <office:body>
    <office:spreadsheet>
      <table:table table:name="Library Names" table:style-name="ta1" table:print="false">
        <table:table-column table:style-name="co11" table:default-cell-style-name="Default"/>
        <table:table-row table:style-name="ro1">
          <table:table-cell office:value-type="string">
            <text:p>74xx</text:p>
          </table:table-cell>
        </table:table-row>
        <table:table-row table:style-name="ro1">
          <table:table-cell office:value-type="string">
            <text:p>Active</text:p>
          </table:table-cell>
        </table:table-row>
        <table:table-row table:style-name="ro1">
          <table:table-cell office:value-type="string">
            <text:p>Altera</text:p>
          </table:table-cell>
        </table:table-row>
        <table:table-row table:style-name="ro1">
          <table:table-cell office:value-type="string">
            <text:p>ARM</text:p>
          </table:table-cell>
        </table:table-row>
        <table:table-row table:style-name="ro1">
          <table:table-cell office:value-type="string">
            <text:p>AVR</text:p>
          </table:table-cell>
        </table:table-row>
        <table:table-row table:style-name="ro1">
          <table:table-cell office:value-type="string">
            <text:p>Battery</text:p>
          </table:table-cell>
        </table:table-row>
        <table:table-row table:style-name="ro1">
          <table:table-cell office:value-type="string">
            <text:p>CMOS</text:p>
          </table:table-cell>
        </table:table-row>
        <table:table-row table:style-name="ro1">
          <table:table-cell office:value-type="string">
            <text:p>Connector</text:p>
          </table:table-cell>
        </table:table-row>
        <table:table-row table:style-name="ro1">
          <table:table-cell office:value-type="string">
            <text:p>Display</text:p>
          </table:table-cell>
        </table:table-row>
        <table:table-row table:style-name="ro1">
          <table:table-cell office:value-type="string">
            <text:p>Electromechanical</text:p>
          </table:table-cell>
        </table:table-row>
        <table:table-row table:style-name="ro1">
          <table:table-cell office:value-type="string">
            <text:p>Fuse</text:p>
          </table:table-cell>
        </table:table-row>
        <table:table-row table:style-name="ro1">
          <table:table-cell office:value-type="string">
            <text:p>Header</text:p>
          </table:table-cell>
        </table:table-row>
        <table:table-row table:style-name="ro1">
          <table:table-cell office:value-type="string">
            <text:p>IC</text:p>
          </table:table-cell>
        </table:table-row>
        <table:table-row table:style-name="ro1">
          <table:table-cell office:value-type="string">
            <text:p>MSP430</text:p>
          </table:table-cell>
        </table:table-row>
        <table:table-row table:style-name="ro1">
          <table:table-cell office:value-type="string">
            <text:p>PIC</text:p>
          </table:table-cell>
        </table:table-row>
        <table:table-row table:style-name="ro1">
          <table:table-cell office:value-type="string">
            <text:p>Passive</text:p>
          </table:table-cell>
        </table:table-row>
        <table:table-row table:style-name="ro1">
          <table:table-cell office:value-type="string">
            <text:p>Potentiometer</text:p>
          </table:table-cell>
        </table:table-row>
        <table:table-row table:style-name="ro1">
          <table:table-cell office:value-type="string">
            <text:p>Terminal Block</text:p>
          </table:table-cell>
        </table:table-row>
        <table:table-row table:style-name="ro1">
          <table:table-cell office:value-type="string">
            <text:p>Test</text:p>
          </table:table-cell>
        </table:table-row>
        <table:table-row table:style-name="ro1">
          <table:table-cell office:value-type="string">
            <text:p>Xilinx</text:p>
          </table:table-cell>
        </table:table-row>
      </table:table>
      <table:table table:name="74xx" table:style-name="ta1">
        <table:table-column table:style-name="co2" table:default-cell-style-name="Default"/>
        <table:table-row table:style-name="ro1">
          <table:table-cell/>
        </table:table-row>
      </table:table>
      <table:table table:name="Active" table:style-name="ta1">
        <table:table-column table:style-name="co2" table:default-cell-style-name="Default"/>
        <table:table-row table:style-name="ro1">
          <table:table-cell office:value-type="string">
            <text:p>DIODE</text:p>
          </table:table-cell>
        </table:table-row>
        <table:table-row table:style-name="ro1">
          <table:table-cell office:value-type="string">
            <text:p>NPN</text:p>
          </table:table-cell>
        </table:table-row>
        <table:table-row table:style-name="ro1">
          <table:table-cell office:value-type="string">
            <text:p>N_MOSFET</text:p>
          </table:table-cell>
        </table:table-row>
        <table:table-row table:style-name="ro1">
          <table:table-cell office:value-type="string">
            <text:p>P_MOSFET</text:p>
          </table:table-cell>
        </table:table-row>
        <table:table-row table:style-name="ro1">
          <table:table-cell office:value-type="string">
            <text:p>PNP</text:p>
          </table:table-cell>
        </table:table-row>
        <table:table-row table:style-name="ro1">
          <table:table-cell office:value-type="string">
            <text:p>TRIAC</text:p>
          </table:table-cell>
        </table:table-row>
        <table:table-row table:style-name="ro1">
          <table:table-cell office:value-type="string">
            <text:p>SCR</text:p>
          </table:table-cell>
        </table:table-row>
      </table:table>
      <table:table table:name="Altera" table:style-name="ta1">
        <table:table-column table:style-name="co2" table:default-cell-style-name="Default"/>
        <table:table-row table:style-name="ro1">
          <table:table-cell/>
        </table:table-row>
      </table:table>
      <table:table table:name="ARM" table:style-name="ta1">
        <table:table-column table:style-name="co2" table:default-cell-style-name="Default"/>
        <table:table-row table:style-name="ro1">
          <table:table-cell/>
        </table:table-row>
      </table:table>
      <table:table table:name="AVR" table:style-name="ta1">
        <table:table-column table:style-name="co2" table:default-cell-style-name="Default"/>
        <table:table-row table:style-name="ro1">
          <table:table-cell/>
        </table:table-row>
      </table:table>
      <table:table table:name="Battery" table:style-name="ta1">
        <table:table-column table:style-name="co2" table:default-cell-style-name="Default"/>
        <table:table-row table:style-name="ro1">
          <table:table-cell/>
        </table:table-row>
      </table:table>
      <table:table table:name="CMOS" table:style-name="ta1">
        <table:table-column table:style-name="co2" table:default-cell-style-name="Default"/>
        <table:table-row table:style-name="ro1">
          <table:table-cell/>
        </table:table-row>
      </table:table>
      <table:table table:name="Connector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Discrete" table:style-name="ta1">
        <table:table-column table:style-name="co2" table:default-cell-style-name="Default"/>
        <table:table-row table:style-name="ro1">
          <table:table-cell/>
        </table:table-row>
      </table:table>
      <table:table table:name="Display" table:style-name="ta1">
        <table:table-column table:style-name="co2" table:default-cell-style-name="Default"/>
        <table:table-row table:style-name="ro1">
          <table:table-cell/>
        </table:table-row>
      </table:table>
      <table:table table:name="Fuse" table:style-name="ta1">
        <table:table-column table:style-name="co2" table:default-cell-style-name="Default"/>
        <table:table-row table:style-name="ro1">
          <table:table-cell/>
        </table:table-row>
      </table:table>
      <table:table table:name="Header" table:style-name="ta1" table:print="false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2">
          <table:table-cell table:style-name="ce1" office:value-type="string">
            <text:p>Schematic Component Name</text:p>
          </table:table-cell>
          <table:table-cell table:style-name="ce1" office:value-type="string">
            <text:p>Component Type</text:p>
          </table:table-cell>
          <table:table-cell table:style-name="ce1" office:value-type="string">
            <text:p>Gender</text:p>
          </table:table-cell>
          <table:table-cell table:style-name="ce3" office:value-type="string" table:number-columns-spanned="2" table:number-rows-spanned="1">
            <text:p>Pitch</text:p>
          </table:table-cell>
          <table:covered-table-cell table:style-name="ce1"/>
          <table:table-cell table:style-name="ce4" office:value-type="string">
            <text:p>Rows</text:p>
          </table:table-cell>
          <table:table-cell table:style-name="ce4" office:value-type="string">
            <text:p>Positions</text:p>
          </table:table-cell>
          <table:table-cell table:style-name="ce1" office:value-type="string">
            <text:p>Mounting Type</text:p>
          </table:table-cell>
        </table:table-row>
        <table:table-row table:style-name="ro1">
          <table:table-cell table:formula="of:=CONCATENATE([.B2];&quot;_&quot;;[.D2];[.E2];&quot;_&quot;;[.F2];&quot;R&quot;;[.G2];&quot;P&quot;;&quot;_&quot;;[.H2])" office:value-type="string" office:string-value="HEADER_100MIL_1R01P_SMT">
            <text:p>HEADER_100MIL_1R01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];&quot;_&quot;;[.D3];[.E3];&quot;_&quot;;[.F3];&quot;R&quot;;[.G3];&quot;P&quot;;&quot;_&quot;;[.H3])" office:value-type="string" office:string-value="HEADER_100MIL_1R02P_SMT">
            <text:p>HEADER_100MIL_1R02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];&quot;_&quot;;[.D4];[.E4];&quot;_&quot;;[.F4];&quot;R&quot;;[.G4];&quot;P&quot;;&quot;_&quot;;[.H4])" office:value-type="string" office:string-value="HEADER_100MIL_1R03P_SMT">
            <text:p>HEADER_100MIL_1R03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];&quot;_&quot;;[.D5];[.E5];&quot;_&quot;;[.F5];&quot;R&quot;;[.G5];&quot;P&quot;;&quot;_&quot;;[.H5])" office:value-type="string" office:string-value="HEADER_100MIL_1R04P_SMT">
            <text:p>HEADER_100MIL_1R04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];&quot;_&quot;;[.D6];[.E6];&quot;_&quot;;[.F6];&quot;R&quot;;[.G6];&quot;P&quot;;&quot;_&quot;;[.H6])" office:value-type="string" office:string-value="HEADER_100MIL_1R05P_SMT">
            <text:p>HEADER_100MIL_1R05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7];&quot;_&quot;;[.D7];[.E7];&quot;_&quot;;[.F7];&quot;R&quot;;[.G7];&quot;P&quot;;&quot;_&quot;;[.H7])" office:value-type="string" office:string-value="HEADER_100MIL_1R06P_SMT">
            <text:p>HEADER_100MIL_1R06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8];&quot;_&quot;;[.D8];[.E8];&quot;_&quot;;[.F8];&quot;R&quot;;[.G8];&quot;P&quot;;&quot;_&quot;;[.H8])" office:value-type="string" office:string-value="HEADER_100MIL_1R07P_SMT">
            <text:p>HEADER_100MIL_1R07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9];&quot;_&quot;;[.D9];[.E9];&quot;_&quot;;[.F9];&quot;R&quot;;[.G9];&quot;P&quot;;&quot;_&quot;;[.H9])" office:value-type="string" office:string-value="HEADER_100MIL_1R08P_SMT">
            <text:p>HEADER_100MIL_1R08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0];&quot;_&quot;;[.D10];[.E10];&quot;_&quot;;[.F10];&quot;R&quot;;[.G10];&quot;P&quot;;&quot;_&quot;;[.H10])" office:value-type="string" office:string-value="HEADER_100MIL_1R09P_SMT">
            <text:p>HEADER_100MIL_1R09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1];&quot;_&quot;;[.D11];[.E11];&quot;_&quot;;[.F11];&quot;R&quot;;[.G11];&quot;P&quot;;&quot;_&quot;;[.H11])" office:value-type="string" office:string-value="HEADER_100MIL_1R10P_SMT">
            <text:p>HEADER_100MIL_1R10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2];&quot;_&quot;;[.D12];[.E12];&quot;_&quot;;[.F12];&quot;R&quot;;[.G12];&quot;P&quot;;&quot;_&quot;;[.H12])" office:value-type="string" office:string-value="HEADER_100MIL_1R11P_SMT">
            <text:p>HEADER_100MIL_1R11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3];&quot;_&quot;;[.D13];[.E13];&quot;_&quot;;[.F13];&quot;R&quot;;[.G13];&quot;P&quot;;&quot;_&quot;;[.H13])" office:value-type="string" office:string-value="HEADER_100MIL_1R12P_SMT">
            <text:p>HEADER_100MIL_1R12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];&quot;_&quot;;[.D14];[.E14];&quot;_&quot;;[.F14];&quot;R&quot;;[.G14];&quot;P&quot;;&quot;_&quot;;[.H14])" office:value-type="string" office:string-value="HEADER_100MIL_1R13P_SMT">
            <text:p>HEADER_100MIL_1R13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];&quot;_&quot;;[.D15];[.E15];&quot;_&quot;;[.F15];&quot;R&quot;;[.G15];&quot;P&quot;;&quot;_&quot;;[.H15])" office:value-type="string" office:string-value="HEADER_100MIL_1R14P_SMT">
            <text:p>HEADER_100MIL_1R14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];&quot;_&quot;;[.D16];[.E16];&quot;_&quot;;[.F16];&quot;R&quot;;[.G16];&quot;P&quot;;&quot;_&quot;;[.H16])" office:value-type="string" office:string-value="HEADER_100MIL_1R15P_SMT">
            <text:p>HEADER_100MIL_1R15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];&quot;_&quot;;[.D17];[.E17];&quot;_&quot;;[.F17];&quot;R&quot;;[.G17];&quot;P&quot;;&quot;_&quot;;[.H17])" office:value-type="string" office:string-value="HEADER_100MIL_1R16P_SMT">
            <text:p>HEADER_100MIL_1R16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];&quot;_&quot;;[.D18];[.E18];&quot;_&quot;;[.F18];&quot;R&quot;;[.G18];&quot;P&quot;;&quot;_&quot;;[.H18])" office:value-type="string" office:string-value="HEADER_100MIL_1R17P_SMT">
            <text:p>HEADER_100MIL_1R17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];&quot;_&quot;;[.D19];[.E19];&quot;_&quot;;[.F19];&quot;R&quot;;[.G19];&quot;P&quot;;&quot;_&quot;;[.H19])" office:value-type="string" office:string-value="HEADER_100MIL_1R18P_SMT">
            <text:p>HEADER_100MIL_1R18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];&quot;_&quot;;[.D20];[.E20];&quot;_&quot;;[.F20];&quot;R&quot;;[.G20];&quot;P&quot;;&quot;_&quot;;[.H20])" office:value-type="string" office:string-value="HEADER_100MIL_1R19P_SMT">
            <text:p>HEADER_100MIL_1R19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1];&quot;_&quot;;[.D21];[.E21];&quot;_&quot;;[.F21];&quot;R&quot;;[.G21];&quot;P&quot;;&quot;_&quot;;[.H21])" office:value-type="string" office:string-value="HEADER_100MIL_1R20P_SMT">
            <text:p>HEADER_100MIL_1R20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2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2];&quot;_&quot;;[.D22];[.E22];&quot;_&quot;;[.F22];&quot;R&quot;;[.G22];&quot;P&quot;;&quot;_&quot;;[.H22])" office:value-type="string" office:string-value="HEADER_100MIL_2R02P_SMT">
            <text:p>HEADER_100MIL_2R02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3];&quot;_&quot;;[.D23];[.E23];&quot;_&quot;;[.F23];&quot;R&quot;;[.G23];&quot;P&quot;;&quot;_&quot;;[.H23])" office:value-type="string" office:string-value="HEADER_100MIL_2R03P_SMT">
            <text:p>HEADER_100MIL_2R03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4];&quot;_&quot;;[.D24];[.E24];&quot;_&quot;;[.F24];&quot;R&quot;;[.G24];&quot;P&quot;;&quot;_&quot;;[.H24])" office:value-type="string" office:string-value="HEADER_100MIL_2R04P_SMT">
            <text:p>HEADER_100MIL_2R04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5];&quot;_&quot;;[.D25];[.E25];&quot;_&quot;;[.F25];&quot;R&quot;;[.G25];&quot;P&quot;;&quot;_&quot;;[.H25])" office:value-type="string" office:string-value="HEADER_100MIL_2R05P_SMT">
            <text:p>HEADER_100MIL_2R05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6];&quot;_&quot;;[.D26];[.E26];&quot;_&quot;;[.F26];&quot;R&quot;;[.G26];&quot;P&quot;;&quot;_&quot;;[.H26])" office:value-type="string" office:string-value="HEADER_100MIL_2R06P_SMT">
            <text:p>HEADER_100MIL_2R06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7];&quot;_&quot;;[.D27];[.E27];&quot;_&quot;;[.F27];&quot;R&quot;;[.G27];&quot;P&quot;;&quot;_&quot;;[.H27])" office:value-type="string" office:string-value="HEADER_100MIL_2R07P_SMT">
            <text:p>HEADER_100MIL_2R07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8];&quot;_&quot;;[.D28];[.E28];&quot;_&quot;;[.F28];&quot;R&quot;;[.G28];&quot;P&quot;;&quot;_&quot;;[.H28])" office:value-type="string" office:string-value="HEADER_100MIL_2R08P_SMT">
            <text:p>HEADER_100MIL_2R08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9];&quot;_&quot;;[.D29];[.E29];&quot;_&quot;;[.F29];&quot;R&quot;;[.G29];&quot;P&quot;;&quot;_&quot;;[.H29])" office:value-type="string" office:string-value="HEADER_100MIL_2R09P_SMT">
            <text:p>HEADER_100MIL_2R09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0];&quot;_&quot;;[.D30];[.E30];&quot;_&quot;;[.F30];&quot;R&quot;;[.G30];&quot;P&quot;;&quot;_&quot;;[.H30])" office:value-type="string" office:string-value="HEADER_100MIL_2R10P_SMT">
            <text:p>HEADER_100MIL_2R10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1];&quot;_&quot;;[.D31];[.E31];&quot;_&quot;;[.F31];&quot;R&quot;;[.G31];&quot;P&quot;;&quot;_&quot;;[.H31])" office:value-type="string" office:string-value="HEADER_100MIL_2R11P_SMT">
            <text:p>HEADER_100MIL_2R11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2];&quot;_&quot;;[.D32];[.E32];&quot;_&quot;;[.F32];&quot;R&quot;;[.G32];&quot;P&quot;;&quot;_&quot;;[.H32])" office:value-type="string" office:string-value="HEADER_100MIL_2R12P_SMT">
            <text:p>HEADER_100MIL_2R12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3];&quot;_&quot;;[.D33];[.E33];&quot;_&quot;;[.F33];&quot;R&quot;;[.G33];&quot;P&quot;;&quot;_&quot;;[.H33])" office:value-type="string" office:string-value="HEADER_100MIL_2R13P_SMT">
            <text:p>HEADER_100MIL_2R13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4];&quot;_&quot;;[.D34];[.E34];&quot;_&quot;;[.F34];&quot;R&quot;;[.G34];&quot;P&quot;;&quot;_&quot;;[.H34])" office:value-type="string" office:string-value="HEADER_100MIL_2R14P_SMT">
            <text:p>HEADER_100MIL_2R14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5];&quot;_&quot;;[.D35];[.E35];&quot;_&quot;;[.F35];&quot;R&quot;;[.G35];&quot;P&quot;;&quot;_&quot;;[.H35])" office:value-type="string" office:string-value="HEADER_100MIL_2R15P_SMT">
            <text:p>HEADER_100MIL_2R15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6];&quot;_&quot;;[.D36];[.E36];&quot;_&quot;;[.F36];&quot;R&quot;;[.G36];&quot;P&quot;;&quot;_&quot;;[.H36])" office:value-type="string" office:string-value="HEADER_100MIL_2R16P_SMT">
            <text:p>HEADER_100MIL_2R16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7];&quot;_&quot;;[.D37];[.E37];&quot;_&quot;;[.F37];&quot;R&quot;;[.G37];&quot;P&quot;;&quot;_&quot;;[.H37])" office:value-type="string" office:string-value="HEADER_100MIL_2R17P_SMT">
            <text:p>HEADER_100MIL_2R17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8];&quot;_&quot;;[.D38];[.E38];&quot;_&quot;;[.F38];&quot;R&quot;;[.G38];&quot;P&quot;;&quot;_&quot;;[.H38])" office:value-type="string" office:string-value="HEADER_100MIL_2R18P_SMT">
            <text:p>HEADER_100MIL_2R18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9];&quot;_&quot;;[.D39];[.E39];&quot;_&quot;;[.F39];&quot;R&quot;;[.G39];&quot;P&quot;;&quot;_&quot;;[.H39])" office:value-type="string" office:string-value="HEADER_100MIL_2R19P_SMT">
            <text:p>HEADER_100MIL_2R19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0];&quot;_&quot;;[.D40];[.E40];&quot;_&quot;;[.F40];&quot;R&quot;;[.G40];&quot;P&quot;;&quot;_&quot;;[.H40])" office:value-type="string" office:string-value="HEADER_100MIL_2R20P_SMT">
            <text:p>HEADER_100MIL_2R20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1];&quot;_&quot;;[.D41];[.E41];&quot;_&quot;;[.F41];&quot;R&quot;;[.G41];&quot;P&quot;;&quot;_&quot;;[.H41])" office:value-type="string" office:string-value="HEADER_100MIL_2R21P_SMT">
            <text:p>HEADER_100MIL_2R21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2];&quot;_&quot;;[.D42];[.E42];&quot;_&quot;;[.F42];&quot;R&quot;;[.G42];&quot;P&quot;;&quot;_&quot;;[.H42])" office:value-type="string" office:string-value="HEADER_100MIL_2R22P_SMT">
            <text:p>HEADER_100MIL_2R22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3];&quot;_&quot;;[.D43];[.E43];&quot;_&quot;;[.F43];&quot;R&quot;;[.G43];&quot;P&quot;;&quot;_&quot;;[.H43])" office:value-type="string" office:string-value="HEADER_100MIL_2R23P_SMT">
            <text:p>HEADER_100MIL_2R23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4];&quot;_&quot;;[.D44];[.E44];&quot;_&quot;;[.F44];&quot;R&quot;;[.G44];&quot;P&quot;;&quot;_&quot;;[.H44])" office:value-type="string" office:string-value="HEADER_100MIL_2R24P_SMT">
            <text:p>HEADER_100MIL_2R24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5];&quot;_&quot;;[.D45];[.E45];&quot;_&quot;;[.F45];&quot;R&quot;;[.G45];&quot;P&quot;;&quot;_&quot;;[.H45])" office:value-type="string" office:string-value="HEADER_100MIL_2R25P_SMT">
            <text:p>HEADER_100MIL_2R25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6];&quot;_&quot;;[.D46];[.E46];&quot;_&quot;;[.F46];&quot;R&quot;;[.G46];&quot;P&quot;;&quot;_&quot;;[.H46])" office:value-type="string" office:string-value="HEADER_100MIL_2R26P_SMT">
            <text:p>HEADER_100MIL_2R26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7];&quot;_&quot;;[.D47];[.E47];&quot;_&quot;;[.F47];&quot;R&quot;;[.G47];&quot;P&quot;;&quot;_&quot;;[.H47])" office:value-type="string" office:string-value="HEADER_100MIL_2R27P_SMT">
            <text:p>HEADER_100MIL_2R27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8];&quot;_&quot;;[.D48];[.E48];&quot;_&quot;;[.F48];&quot;R&quot;;[.G48];&quot;P&quot;;&quot;_&quot;;[.H48])" office:value-type="string" office:string-value="HEADER_100MIL_2R28P_SMT">
            <text:p>HEADER_100MIL_2R28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9];&quot;_&quot;;[.D49];[.E49];&quot;_&quot;;[.F49];&quot;R&quot;;[.G49];&quot;P&quot;;&quot;_&quot;;[.H49])" office:value-type="string" office:string-value="HEADER_100MIL_2R29P_SMT">
            <text:p>HEADER_100MIL_2R29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0];&quot;_&quot;;[.D50];[.E50];&quot;_&quot;;[.F50];&quot;R&quot;;[.G50];&quot;P&quot;;&quot;_&quot;;[.H50])" office:value-type="string" office:string-value="HEADER_100MIL_2R30P_SMT">
            <text:p>HEADER_100MIL_2R30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1];&quot;_&quot;;[.D51];[.E51];&quot;_&quot;;[.F51];&quot;R&quot;;[.G51];&quot;P&quot;;&quot;_&quot;;[.H51])" office:value-type="string" office:string-value="HEADER_100MIL_2R31P_SMT">
            <text:p>HEADER_100MIL_2R31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2];&quot;_&quot;;[.D52];[.E52];&quot;_&quot;;[.F52];&quot;R&quot;;[.G52];&quot;P&quot;;&quot;_&quot;;[.H52])" office:value-type="string" office:string-value="HEADER_100MIL_2R32P_SMT">
            <text:p>HEADER_100MIL_2R32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3];&quot;_&quot;;[.D53];[.E53];&quot;_&quot;;[.F53];&quot;R&quot;;[.G53];&quot;P&quot;;&quot;_&quot;;[.H53])" office:value-type="string" office:string-value="HEADER_100MIL_2R33P_SMT">
            <text:p>HEADER_100MIL_2R33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4];&quot;_&quot;;[.D54];[.E54];&quot;_&quot;;[.F54];&quot;R&quot;;[.G54];&quot;P&quot;;&quot;_&quot;;[.H54])" office:value-type="string" office:string-value="HEADER_100MIL_2R34P_SMT">
            <text:p>HEADER_100MIL_2R34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5];&quot;_&quot;;[.D55];[.E55];&quot;_&quot;;[.F55];&quot;R&quot;;[.G55];&quot;P&quot;;&quot;_&quot;;[.H55])" office:value-type="string" office:string-value="HEADER_100MIL_2R35P_SMT">
            <text:p>HEADER_100MIL_2R35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6];&quot;_&quot;;[.D56];[.E56];&quot;_&quot;;[.F56];&quot;R&quot;;[.G56];&quot;P&quot;;&quot;_&quot;;[.H56])" office:value-type="string" office:string-value="HEADER_100MIL_2R36P_SMT">
            <text:p>HEADER_100MIL_2R36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7];&quot;_&quot;;[.D57];[.E57];&quot;_&quot;;[.F57];&quot;R&quot;;[.G57];&quot;P&quot;;&quot;_&quot;;[.H57])" office:value-type="string" office:string-value="HEADER_100MIL_2R37P_SMT">
            <text:p>HEADER_100MIL_2R37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8];&quot;_&quot;;[.D58];[.E58];&quot;_&quot;;[.F58];&quot;R&quot;;[.G58];&quot;P&quot;;&quot;_&quot;;[.H58])" office:value-type="string" office:string-value="HEADER_100MIL_2R38P_SMT">
            <text:p>HEADER_100MIL_2R38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9];&quot;_&quot;;[.D59];[.E59];&quot;_&quot;;[.F59];&quot;R&quot;;[.G59];&quot;P&quot;;&quot;_&quot;;[.H59])" office:value-type="string" office:string-value="HEADER_100MIL_2R39P_SMT">
            <text:p>HEADER_100MIL_2R39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0];&quot;_&quot;;[.D60];[.E60];&quot;_&quot;;[.F60];&quot;R&quot;;[.G60];&quot;P&quot;;&quot;_&quot;;[.H60])" office:value-type="string" office:string-value="HEADER_100MIL_2R40P_SMT">
            <text:p>HEADER_100MIL_2R40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1];&quot;_&quot;;[.D61];[.E61];&quot;_&quot;;[.F61];&quot;R&quot;;[.G61];&quot;P&quot;;&quot;_&quot;;[.H61])" office:value-type="string" office:string-value="HEADER_100MIL_2R41P_SMT">
            <text:p>HEADER_100MIL_2R41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2];&quot;_&quot;;[.D62];[.E62];&quot;_&quot;;[.F62];&quot;R&quot;;[.G62];&quot;P&quot;;&quot;_&quot;;[.H62])" office:value-type="string" office:string-value="HEADER_100MIL_2R42P_SMT">
            <text:p>HEADER_100MIL_2R42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3];&quot;_&quot;;[.D63];[.E63];&quot;_&quot;;[.F63];&quot;R&quot;;[.G63];&quot;P&quot;;&quot;_&quot;;[.H63])" office:value-type="string" office:string-value="HEADER_100MIL_2R43P_SMT">
            <text:p>HEADER_100MIL_2R43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4];&quot;_&quot;;[.D64];[.E64];&quot;_&quot;;[.F64];&quot;R&quot;;[.G64];&quot;P&quot;;&quot;_&quot;;[.H64])" office:value-type="string" office:string-value="HEADER_100MIL_2R44P_SMT">
            <text:p>HEADER_100MIL_2R44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5];&quot;_&quot;;[.D65];[.E65];&quot;_&quot;;[.F65];&quot;R&quot;;[.G65];&quot;P&quot;;&quot;_&quot;;[.H65])" office:value-type="string" office:string-value="HEADER_100MIL_2R45P_SMT">
            <text:p>HEADER_100MIL_2R45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6];&quot;_&quot;;[.D66];[.E66];&quot;_&quot;;[.F66];&quot;R&quot;;[.G66];&quot;P&quot;;&quot;_&quot;;[.H66])" office:value-type="string" office:string-value="HEADER_100MIL_2R46P_SMT">
            <text:p>HEADER_100MIL_2R46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7];&quot;_&quot;;[.D67];[.E67];&quot;_&quot;;[.F67];&quot;R&quot;;[.G67];&quot;P&quot;;&quot;_&quot;;[.H67])" office:value-type="string" office:string-value="HEADER_100MIL_2R47P_SMT">
            <text:p>HEADER_100MIL_2R47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8];&quot;_&quot;;[.D68];[.E68];&quot;_&quot;;[.F68];&quot;R&quot;;[.G68];&quot;P&quot;;&quot;_&quot;;[.H68])" office:value-type="string" office:string-value="HEADER_100MIL_2R48P_SMT">
            <text:p>HEADER_100MIL_2R48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9];&quot;_&quot;;[.D69];[.E69];&quot;_&quot;;[.F69];&quot;R&quot;;[.G69];&quot;P&quot;;&quot;_&quot;;[.H69])" office:value-type="string" office:string-value="HEADER_100MIL_2R49P_SMT">
            <text:p>HEADER_100MIL_2R49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70];&quot;_&quot;;[.D70];[.E70];&quot;_&quot;;[.F70];&quot;R&quot;;[.G70];&quot;P&quot;;&quot;_&quot;;[.H70])" office:value-type="string" office:string-value="HEADER_100MIL_2R50P_SMT">
            <text:p>HEADER_100MIL_2R50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5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71];&quot;_&quot;;[.D71];[.E71];&quot;_&quot;;[.F71];&quot;R&quot;;[.G71];&quot;P&quot;;&quot;_&quot;;[.H71])" office:value-type="string" office:string-value="HEADER_100MIL_1R01P_PTH">
            <text:p>HEADER_100MIL_1R01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2];&quot;_&quot;;[.D72];[.E72];&quot;_&quot;;[.F72];&quot;R&quot;;[.G72];&quot;P&quot;;&quot;_&quot;;[.H72])" office:value-type="string" office:string-value="HEADER_100MIL_1R02P_PTH">
            <text:p>HEADER_100MIL_1R02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3];&quot;_&quot;;[.D73];[.E73];&quot;_&quot;;[.F73];&quot;R&quot;;[.G73];&quot;P&quot;;&quot;_&quot;;[.H73])" office:value-type="string" office:string-value="HEADER_100MIL_1R03P_PTH">
            <text:p>HEADER_100MIL_1R03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4];&quot;_&quot;;[.D74];[.E74];&quot;_&quot;;[.F74];&quot;R&quot;;[.G74];&quot;P&quot;;&quot;_&quot;;[.H74])" office:value-type="string" office:string-value="HEADER_100MIL_1R04P_PTH">
            <text:p>HEADER_100MIL_1R04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5];&quot;_&quot;;[.D75];[.E75];&quot;_&quot;;[.F75];&quot;R&quot;;[.G75];&quot;P&quot;;&quot;_&quot;;[.H75])" office:value-type="string" office:string-value="HEADER_100MIL_1R05P_PTH">
            <text:p>HEADER_100MIL_1R05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6];&quot;_&quot;;[.D76];[.E76];&quot;_&quot;;[.F76];&quot;R&quot;;[.G76];&quot;P&quot;;&quot;_&quot;;[.H76])" office:value-type="string" office:string-value="HEADER_100MIL_1R06P_PTH">
            <text:p>HEADER_100MIL_1R06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7];&quot;_&quot;;[.D77];[.E77];&quot;_&quot;;[.F77];&quot;R&quot;;[.G77];&quot;P&quot;;&quot;_&quot;;[.H77])" office:value-type="string" office:string-value="HEADER_100MIL_1R07P_PTH">
            <text:p>HEADER_100MIL_1R07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8];&quot;_&quot;;[.D78];[.E78];&quot;_&quot;;[.F78];&quot;R&quot;;[.G78];&quot;P&quot;;&quot;_&quot;;[.H78])" office:value-type="string" office:string-value="HEADER_100MIL_1R08P_PTH">
            <text:p>HEADER_100MIL_1R08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9];&quot;_&quot;;[.D79];[.E79];&quot;_&quot;;[.F79];&quot;R&quot;;[.G79];&quot;P&quot;;&quot;_&quot;;[.H79])" office:value-type="string" office:string-value="HEADER_100MIL_1R09P_PTH">
            <text:p>HEADER_100MIL_1R09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0];&quot;_&quot;;[.D80];[.E80];&quot;_&quot;;[.F80];&quot;R&quot;;[.G80];&quot;P&quot;;&quot;_&quot;;[.H80])" office:value-type="string" office:string-value="HEADER_100MIL_1R10P_PTH">
            <text:p>HEADER_100MIL_1R10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1];&quot;_&quot;;[.D81];[.E81];&quot;_&quot;;[.F81];&quot;R&quot;;[.G81];&quot;P&quot;;&quot;_&quot;;[.H81])" office:value-type="string" office:string-value="HEADER_100MIL_1R11P_PTH">
            <text:p>HEADER_100MIL_1R11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2];&quot;_&quot;;[.D82];[.E82];&quot;_&quot;;[.F82];&quot;R&quot;;[.G82];&quot;P&quot;;&quot;_&quot;;[.H82])" office:value-type="string" office:string-value="HEADER_100MIL_1R12P_PTH">
            <text:p>HEADER_100MIL_1R12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3];&quot;_&quot;;[.D83];[.E83];&quot;_&quot;;[.F83];&quot;R&quot;;[.G83];&quot;P&quot;;&quot;_&quot;;[.H83])" office:value-type="string" office:string-value="HEADER_100MIL_1R13P_PTH">
            <text:p>HEADER_100MIL_1R13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4];&quot;_&quot;;[.D84];[.E84];&quot;_&quot;;[.F84];&quot;R&quot;;[.G84];&quot;P&quot;;&quot;_&quot;;[.H84])" office:value-type="string" office:string-value="HEADER_100MIL_1R14P_PTH">
            <text:p>HEADER_100MIL_1R14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5];&quot;_&quot;;[.D85];[.E85];&quot;_&quot;;[.F85];&quot;R&quot;;[.G85];&quot;P&quot;;&quot;_&quot;;[.H85])" office:value-type="string" office:string-value="HEADER_100MIL_1R15P_PTH">
            <text:p>HEADER_100MIL_1R15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6];&quot;_&quot;;[.D86];[.E86];&quot;_&quot;;[.F86];&quot;R&quot;;[.G86];&quot;P&quot;;&quot;_&quot;;[.H86])" office:value-type="string" office:string-value="HEADER_100MIL_1R16P_PTH">
            <text:p>HEADER_100MIL_1R16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7];&quot;_&quot;;[.D87];[.E87];&quot;_&quot;;[.F87];&quot;R&quot;;[.G87];&quot;P&quot;;&quot;_&quot;;[.H87])" office:value-type="string" office:string-value="HEADER_100MIL_1R17P_PTH">
            <text:p>HEADER_100MIL_1R17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8];&quot;_&quot;;[.D88];[.E88];&quot;_&quot;;[.F88];&quot;R&quot;;[.G88];&quot;P&quot;;&quot;_&quot;;[.H88])" office:value-type="string" office:string-value="HEADER_100MIL_1R18P_PTH">
            <text:p>HEADER_100MIL_1R18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9];&quot;_&quot;;[.D89];[.E89];&quot;_&quot;;[.F89];&quot;R&quot;;[.G89];&quot;P&quot;;&quot;_&quot;;[.H89])" office:value-type="string" office:string-value="HEADER_100MIL_1R19P_PTH">
            <text:p>HEADER_100MIL_1R19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0];&quot;_&quot;;[.D90];[.E90];&quot;_&quot;;[.F90];&quot;R&quot;;[.G90];&quot;P&quot;;&quot;_&quot;;[.H90])" office:value-type="string" office:string-value="HEADER_100MIL_1R20P_PTH">
            <text:p>HEADER_100MIL_1R20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2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1];&quot;_&quot;;[.D91];[.E91];&quot;_&quot;;[.F91];&quot;R&quot;;[.G91];&quot;P&quot;;&quot;_&quot;;[.H91])" office:value-type="string" office:string-value="HEADER_100MIL_2R02P_PTH">
            <text:p>HEADER_100MIL_2R02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2];&quot;_&quot;;[.D92];[.E92];&quot;_&quot;;[.F92];&quot;R&quot;;[.G92];&quot;P&quot;;&quot;_&quot;;[.H92])" office:value-type="string" office:string-value="HEADER_100MIL_2R03P_PTH">
            <text:p>HEADER_100MIL_2R03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3];&quot;_&quot;;[.D93];[.E93];&quot;_&quot;;[.F93];&quot;R&quot;;[.G93];&quot;P&quot;;&quot;_&quot;;[.H93])" office:value-type="string" office:string-value="HEADER_100MIL_2R04P_PTH">
            <text:p>HEADER_100MIL_2R04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4];&quot;_&quot;;[.D94];[.E94];&quot;_&quot;;[.F94];&quot;R&quot;;[.G94];&quot;P&quot;;&quot;_&quot;;[.H94])" office:value-type="string" office:string-value="HEADER_100MIL_2R05P_PTH">
            <text:p>HEADER_100MIL_2R05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5];&quot;_&quot;;[.D95];[.E95];&quot;_&quot;;[.F95];&quot;R&quot;;[.G95];&quot;P&quot;;&quot;_&quot;;[.H95])" office:value-type="string" office:string-value="HEADER_100MIL_2R06P_PTH">
            <text:p>HEADER_100MIL_2R06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6];&quot;_&quot;;[.D96];[.E96];&quot;_&quot;;[.F96];&quot;R&quot;;[.G96];&quot;P&quot;;&quot;_&quot;;[.H96])" office:value-type="string" office:string-value="HEADER_100MIL_2R07P_PTH">
            <text:p>HEADER_100MIL_2R07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7];&quot;_&quot;;[.D97];[.E97];&quot;_&quot;;[.F97];&quot;R&quot;;[.G97];&quot;P&quot;;&quot;_&quot;;[.H97])" office:value-type="string" office:string-value="HEADER_100MIL_2R08P_PTH">
            <text:p>HEADER_100MIL_2R08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8];&quot;_&quot;;[.D98];[.E98];&quot;_&quot;;[.F98];&quot;R&quot;;[.G98];&quot;P&quot;;&quot;_&quot;;[.H98])" office:value-type="string" office:string-value="HEADER_100MIL_2R09P_PTH">
            <text:p>HEADER_100MIL_2R09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9];&quot;_&quot;;[.D99];[.E99];&quot;_&quot;;[.F99];&quot;R&quot;;[.G99];&quot;P&quot;;&quot;_&quot;;[.H99])" office:value-type="string" office:string-value="HEADER_100MIL_2R10P_PTH">
            <text:p>HEADER_100MIL_2R10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0];&quot;_&quot;;[.D100];[.E100];&quot;_&quot;;[.F100];&quot;R&quot;;[.G100];&quot;P&quot;;&quot;_&quot;;[.H100])" office:value-type="string" office:string-value="HEADER_100MIL_2R11P_PTH">
            <text:p>HEADER_100MIL_2R11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1];&quot;_&quot;;[.D101];[.E101];&quot;_&quot;;[.F101];&quot;R&quot;;[.G101];&quot;P&quot;;&quot;_&quot;;[.H101])" office:value-type="string" office:string-value="HEADER_100MIL_2R12P_PTH">
            <text:p>HEADER_100MIL_2R12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2];&quot;_&quot;;[.D102];[.E102];&quot;_&quot;;[.F102];&quot;R&quot;;[.G102];&quot;P&quot;;&quot;_&quot;;[.H102])" office:value-type="string" office:string-value="HEADER_100MIL_2R13P_PTH">
            <text:p>HEADER_100MIL_2R13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3];&quot;_&quot;;[.D103];[.E103];&quot;_&quot;;[.F103];&quot;R&quot;;[.G103];&quot;P&quot;;&quot;_&quot;;[.H103])" office:value-type="string" office:string-value="HEADER_100MIL_2R14P_PTH">
            <text:p>HEADER_100MIL_2R14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4];&quot;_&quot;;[.D104];[.E104];&quot;_&quot;;[.F104];&quot;R&quot;;[.G104];&quot;P&quot;;&quot;_&quot;;[.H104])" office:value-type="string" office:string-value="HEADER_100MIL_2R15P_PTH">
            <text:p>HEADER_100MIL_2R15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5];&quot;_&quot;;[.D105];[.E105];&quot;_&quot;;[.F105];&quot;R&quot;;[.G105];&quot;P&quot;;&quot;_&quot;;[.H105])" office:value-type="string" office:string-value="HEADER_100MIL_2R16P_PTH">
            <text:p>HEADER_100MIL_2R16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6];&quot;_&quot;;[.D106];[.E106];&quot;_&quot;;[.F106];&quot;R&quot;;[.G106];&quot;P&quot;;&quot;_&quot;;[.H106])" office:value-type="string" office:string-value="HEADER_100MIL_2R17P_PTH">
            <text:p>HEADER_100MIL_2R17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7];&quot;_&quot;;[.D107];[.E107];&quot;_&quot;;[.F107];&quot;R&quot;;[.G107];&quot;P&quot;;&quot;_&quot;;[.H107])" office:value-type="string" office:string-value="HEADER_100MIL_2R18P_PTH">
            <text:p>HEADER_100MIL_2R18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8];&quot;_&quot;;[.D108];[.E108];&quot;_&quot;;[.F108];&quot;R&quot;;[.G108];&quot;P&quot;;&quot;_&quot;;[.H108])" office:value-type="string" office:string-value="HEADER_100MIL_2R19P_PTH">
            <text:p>HEADER_100MIL_2R19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9];&quot;_&quot;;[.D109];[.E109];&quot;_&quot;;[.F109];&quot;R&quot;;[.G109];&quot;P&quot;;&quot;_&quot;;[.H109])" office:value-type="string" office:string-value="HEADER_100MIL_2R20P_PTH">
            <text:p>HEADER_100MIL_2R20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0];&quot;_&quot;;[.D110];[.E110];&quot;_&quot;;[.F110];&quot;R&quot;;[.G110];&quot;P&quot;;&quot;_&quot;;[.H110])" office:value-type="string" office:string-value="HEADER_100MIL_2R21P_PTH">
            <text:p>HEADER_100MIL_2R21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1];&quot;_&quot;;[.D111];[.E111];&quot;_&quot;;[.F111];&quot;R&quot;;[.G111];&quot;P&quot;;&quot;_&quot;;[.H111])" office:value-type="string" office:string-value="HEADER_100MIL_2R22P_PTH">
            <text:p>HEADER_100MIL_2R22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2];&quot;_&quot;;[.D112];[.E112];&quot;_&quot;;[.F112];&quot;R&quot;;[.G112];&quot;P&quot;;&quot;_&quot;;[.H112])" office:value-type="string" office:string-value="HEADER_100MIL_2R23P_PTH">
            <text:p>HEADER_100MIL_2R23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3];&quot;_&quot;;[.D113];[.E113];&quot;_&quot;;[.F113];&quot;R&quot;;[.G113];&quot;P&quot;;&quot;_&quot;;[.H113])" office:value-type="string" office:string-value="HEADER_100MIL_2R24P_PTH">
            <text:p>HEADER_100MIL_2R24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4];&quot;_&quot;;[.D114];[.E114];&quot;_&quot;;[.F114];&quot;R&quot;;[.G114];&quot;P&quot;;&quot;_&quot;;[.H114])" office:value-type="string" office:string-value="HEADER_100MIL_2R25P_PTH">
            <text:p>HEADER_100MIL_2R25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5];&quot;_&quot;;[.D115];[.E115];&quot;_&quot;;[.F115];&quot;R&quot;;[.G115];&quot;P&quot;;&quot;_&quot;;[.H115])" office:value-type="string" office:string-value="HEADER_100MIL_2R26P_PTH">
            <text:p>HEADER_100MIL_2R26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6];&quot;_&quot;;[.D116];[.E116];&quot;_&quot;;[.F116];&quot;R&quot;;[.G116];&quot;P&quot;;&quot;_&quot;;[.H116])" office:value-type="string" office:string-value="HEADER_100MIL_2R27P_PTH">
            <text:p>HEADER_100MIL_2R27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7];&quot;_&quot;;[.D117];[.E117];&quot;_&quot;;[.F117];&quot;R&quot;;[.G117];&quot;P&quot;;&quot;_&quot;;[.H117])" office:value-type="string" office:string-value="HEADER_100MIL_2R28P_PTH">
            <text:p>HEADER_100MIL_2R28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8];&quot;_&quot;;[.D118];[.E118];&quot;_&quot;;[.F118];&quot;R&quot;;[.G118];&quot;P&quot;;&quot;_&quot;;[.H118])" office:value-type="string" office:string-value="HEADER_100MIL_2R29P_PTH">
            <text:p>HEADER_100MIL_2R29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9];&quot;_&quot;;[.D119];[.E119];&quot;_&quot;;[.F119];&quot;R&quot;;[.G119];&quot;P&quot;;&quot;_&quot;;[.H119])" office:value-type="string" office:string-value="HEADER_100MIL_2R30P_PTH">
            <text:p>HEADER_100MIL_2R30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0];&quot;_&quot;;[.D120];[.E120];&quot;_&quot;;[.F120];&quot;R&quot;;[.G120];&quot;P&quot;;&quot;_&quot;;[.H120])" office:value-type="string" office:string-value="HEADER_100MIL_2R31P_PTH">
            <text:p>HEADER_100MIL_2R31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1];&quot;_&quot;;[.D121];[.E121];&quot;_&quot;;[.F121];&quot;R&quot;;[.G121];&quot;P&quot;;&quot;_&quot;;[.H121])" office:value-type="string" office:string-value="HEADER_100MIL_2R32P_PTH">
            <text:p>HEADER_100MIL_2R32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2];&quot;_&quot;;[.D122];[.E122];&quot;_&quot;;[.F122];&quot;R&quot;;[.G122];&quot;P&quot;;&quot;_&quot;;[.H122])" office:value-type="string" office:string-value="HEADER_100MIL_2R33P_PTH">
            <text:p>HEADER_100MIL_2R33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3];&quot;_&quot;;[.D123];[.E123];&quot;_&quot;;[.F123];&quot;R&quot;;[.G123];&quot;P&quot;;&quot;_&quot;;[.H123])" office:value-type="string" office:string-value="HEADER_100MIL_2R34P_PTH">
            <text:p>HEADER_100MIL_2R34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4];&quot;_&quot;;[.D124];[.E124];&quot;_&quot;;[.F124];&quot;R&quot;;[.G124];&quot;P&quot;;&quot;_&quot;;[.H124])" office:value-type="string" office:string-value="HEADER_100MIL_2R35P_PTH">
            <text:p>HEADER_100MIL_2R35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5];&quot;_&quot;;[.D125];[.E125];&quot;_&quot;;[.F125];&quot;R&quot;;[.G125];&quot;P&quot;;&quot;_&quot;;[.H125])" office:value-type="string" office:string-value="HEADER_100MIL_2R36P_PTH">
            <text:p>HEADER_100MIL_2R36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6];&quot;_&quot;;[.D126];[.E126];&quot;_&quot;;[.F126];&quot;R&quot;;[.G126];&quot;P&quot;;&quot;_&quot;;[.H126])" office:value-type="string" office:string-value="HEADER_100MIL_2R37P_PTH">
            <text:p>HEADER_100MIL_2R37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7];&quot;_&quot;;[.D127];[.E127];&quot;_&quot;;[.F127];&quot;R&quot;;[.G127];&quot;P&quot;;&quot;_&quot;;[.H127])" office:value-type="string" office:string-value="HEADER_100MIL_2R38P_PTH">
            <text:p>HEADER_100MIL_2R38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8];&quot;_&quot;;[.D128];[.E128];&quot;_&quot;;[.F128];&quot;R&quot;;[.G128];&quot;P&quot;;&quot;_&quot;;[.H128])" office:value-type="string" office:string-value="HEADER_100MIL_2R39P_PTH">
            <text:p>HEADER_100MIL_2R39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9];&quot;_&quot;;[.D129];[.E129];&quot;_&quot;;[.F129];&quot;R&quot;;[.G129];&quot;P&quot;;&quot;_&quot;;[.H129])" office:value-type="string" office:string-value="HEADER_100MIL_2R40P_PTH">
            <text:p>HEADER_100MIL_2R40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0];&quot;_&quot;;[.D130];[.E130];&quot;_&quot;;[.F130];&quot;R&quot;;[.G130];&quot;P&quot;;&quot;_&quot;;[.H130])" office:value-type="string" office:string-value="HEADER_100MIL_2R41P_PTH">
            <text:p>HEADER_100MIL_2R41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1];&quot;_&quot;;[.D131];[.E131];&quot;_&quot;;[.F131];&quot;R&quot;;[.G131];&quot;P&quot;;&quot;_&quot;;[.H131])" office:value-type="string" office:string-value="HEADER_100MIL_2R42P_PTH">
            <text:p>HEADER_100MIL_2R42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2];&quot;_&quot;;[.D132];[.E132];&quot;_&quot;;[.F132];&quot;R&quot;;[.G132];&quot;P&quot;;&quot;_&quot;;[.H132])" office:value-type="string" office:string-value="HEADER_100MIL_2R43P_PTH">
            <text:p>HEADER_100MIL_2R43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3];&quot;_&quot;;[.D133];[.E133];&quot;_&quot;;[.F133];&quot;R&quot;;[.G133];&quot;P&quot;;&quot;_&quot;;[.H133])" office:value-type="string" office:string-value="HEADER_100MIL_2R44P_PTH">
            <text:p>HEADER_100MIL_2R44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4];&quot;_&quot;;[.D134];[.E134];&quot;_&quot;;[.F134];&quot;R&quot;;[.G134];&quot;P&quot;;&quot;_&quot;;[.H134])" office:value-type="string" office:string-value="HEADER_100MIL_2R45P_PTH">
            <text:p>HEADER_100MIL_2R45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5];&quot;_&quot;;[.D135];[.E135];&quot;_&quot;;[.F135];&quot;R&quot;;[.G135];&quot;P&quot;;&quot;_&quot;;[.H135])" office:value-type="string" office:string-value="HEADER_100MIL_2R46P_PTH">
            <text:p>HEADER_100MIL_2R46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6];&quot;_&quot;;[.D136];[.E136];&quot;_&quot;;[.F136];&quot;R&quot;;[.G136];&quot;P&quot;;&quot;_&quot;;[.H136])" office:value-type="string" office:string-value="HEADER_100MIL_2R47P_PTH">
            <text:p>HEADER_100MIL_2R47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7];&quot;_&quot;;[.D137];[.E137];&quot;_&quot;;[.F137];&quot;R&quot;;[.G137];&quot;P&quot;;&quot;_&quot;;[.H137])" office:value-type="string" office:string-value="HEADER_100MIL_2R48P_PTH">
            <text:p>HEADER_100MIL_2R48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8];&quot;_&quot;;[.D138];[.E138];&quot;_&quot;;[.F138];&quot;R&quot;;[.G138];&quot;P&quot;;&quot;_&quot;;[.H138])" office:value-type="string" office:string-value="HEADER_100MIL_2R49P_PTH">
            <text:p>HEADER_100MIL_2R49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9];&quot;_&quot;;[.D139];[.E139];&quot;_&quot;;[.F139];&quot;R&quot;;[.G139];&quot;P&quot;;&quot;_&quot;;[.H139])" office:value-type="string" office:string-value="HEADER_100MIL_2R50P_PTH">
            <text:p>HEADER_100MIL_2R50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5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40];&quot;_&quot;;[.D140];[.E140];&quot;_&quot;;[.F140];&quot;R&quot;;[.G140];&quot;P&quot;;&quot;_&quot;;[.H140])" office:value-type="string" office:string-value="HEADER_100MIL_1R01P_SMT">
            <text:p>HEADER_100MIL_1R01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1];&quot;_&quot;;[.D141];[.E141];&quot;_&quot;;[.F141];&quot;R&quot;;[.G141];&quot;P&quot;;&quot;_&quot;;[.H141])" office:value-type="string" office:string-value="HEADER_100MIL_1R02P_SMT">
            <text:p>HEADER_100MIL_1R02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2];&quot;_&quot;;[.D142];[.E142];&quot;_&quot;;[.F142];&quot;R&quot;;[.G142];&quot;P&quot;;&quot;_&quot;;[.H142])" office:value-type="string" office:string-value="HEADER_100MIL_1R03P_SMT">
            <text:p>HEADER_100MIL_1R03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3];&quot;_&quot;;[.D143];[.E143];&quot;_&quot;;[.F143];&quot;R&quot;;[.G143];&quot;P&quot;;&quot;_&quot;;[.H143])" office:value-type="string" office:string-value="HEADER_100MIL_1R04P_SMT">
            <text:p>HEADER_100MIL_1R04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4];&quot;_&quot;;[.D144];[.E144];&quot;_&quot;;[.F144];&quot;R&quot;;[.G144];&quot;P&quot;;&quot;_&quot;;[.H144])" office:value-type="string" office:string-value="HEADER_100MIL_1R05P_SMT">
            <text:p>HEADER_100MIL_1R05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5];&quot;_&quot;;[.D145];[.E145];&quot;_&quot;;[.F145];&quot;R&quot;;[.G145];&quot;P&quot;;&quot;_&quot;;[.H145])" office:value-type="string" office:string-value="HEADER_100MIL_1R06P_SMT">
            <text:p>HEADER_100MIL_1R06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6];&quot;_&quot;;[.D146];[.E146];&quot;_&quot;;[.F146];&quot;R&quot;;[.G146];&quot;P&quot;;&quot;_&quot;;[.H146])" office:value-type="string" office:string-value="HEADER_100MIL_1R07P_SMT">
            <text:p>HEADER_100MIL_1R07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7];&quot;_&quot;;[.D147];[.E147];&quot;_&quot;;[.F147];&quot;R&quot;;[.G147];&quot;P&quot;;&quot;_&quot;;[.H147])" office:value-type="string" office:string-value="HEADER_100MIL_1R08P_SMT">
            <text:p>HEADER_100MIL_1R08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8];&quot;_&quot;;[.D148];[.E148];&quot;_&quot;;[.F148];&quot;R&quot;;[.G148];&quot;P&quot;;&quot;_&quot;;[.H148])" office:value-type="string" office:string-value="HEADER_100MIL_1R09P_SMT">
            <text:p>HEADER_100MIL_1R09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9];&quot;_&quot;;[.D149];[.E149];&quot;_&quot;;[.F149];&quot;R&quot;;[.G149];&quot;P&quot;;&quot;_&quot;;[.H149])" office:value-type="string" office:string-value="HEADER_100MIL_1R10P_SMT">
            <text:p>HEADER_100MIL_1R10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0];&quot;_&quot;;[.D150];[.E150];&quot;_&quot;;[.F150];&quot;R&quot;;[.G150];&quot;P&quot;;&quot;_&quot;;[.H150])" office:value-type="string" office:string-value="HEADER_100MIL_1R11P_SMT">
            <text:p>HEADER_100MIL_1R11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1];&quot;_&quot;;[.D151];[.E151];&quot;_&quot;;[.F151];&quot;R&quot;;[.G151];&quot;P&quot;;&quot;_&quot;;[.H151])" office:value-type="string" office:string-value="HEADER_100MIL_1R12P_SMT">
            <text:p>HEADER_100MIL_1R12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2];&quot;_&quot;;[.D152];[.E152];&quot;_&quot;;[.F152];&quot;R&quot;;[.G152];&quot;P&quot;;&quot;_&quot;;[.H152])" office:value-type="string" office:string-value="HEADER_100MIL_1R13P_SMT">
            <text:p>HEADER_100MIL_1R13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3];&quot;_&quot;;[.D153];[.E153];&quot;_&quot;;[.F153];&quot;R&quot;;[.G153];&quot;P&quot;;&quot;_&quot;;[.H153])" office:value-type="string" office:string-value="HEADER_100MIL_1R14P_SMT">
            <text:p>HEADER_100MIL_1R14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4];&quot;_&quot;;[.D154];[.E154];&quot;_&quot;;[.F154];&quot;R&quot;;[.G154];&quot;P&quot;;&quot;_&quot;;[.H154])" office:value-type="string" office:string-value="HEADER_100MIL_1R15P_SMT">
            <text:p>HEADER_100MIL_1R15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5];&quot;_&quot;;[.D155];[.E155];&quot;_&quot;;[.F155];&quot;R&quot;;[.G155];&quot;P&quot;;&quot;_&quot;;[.H155])" office:value-type="string" office:string-value="HEADER_100MIL_1R16P_SMT">
            <text:p>HEADER_100MIL_1R16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6];&quot;_&quot;;[.D156];[.E156];&quot;_&quot;;[.F156];&quot;R&quot;;[.G156];&quot;P&quot;;&quot;_&quot;;[.H156])" office:value-type="string" office:string-value="HEADER_100MIL_1R17P_SMT">
            <text:p>HEADER_100MIL_1R17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7];&quot;_&quot;;[.D157];[.E157];&quot;_&quot;;[.F157];&quot;R&quot;;[.G157];&quot;P&quot;;&quot;_&quot;;[.H157])" office:value-type="string" office:string-value="HEADER_100MIL_1R18P_SMT">
            <text:p>HEADER_100MIL_1R18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8];&quot;_&quot;;[.D158];[.E158];&quot;_&quot;;[.F158];&quot;R&quot;;[.G158];&quot;P&quot;;&quot;_&quot;;[.H158])" office:value-type="string" office:string-value="HEADER_100MIL_1R19P_SMT">
            <text:p>HEADER_100MIL_1R19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9];&quot;_&quot;;[.D159];[.E159];&quot;_&quot;;[.F159];&quot;R&quot;;[.G159];&quot;P&quot;;&quot;_&quot;;[.H159])" office:value-type="string" office:string-value="HEADER_100MIL_1R20P_SMT">
            <text:p>HEADER_100MIL_1R20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2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0];&quot;_&quot;;[.D160];[.E160];&quot;_&quot;;[.F160];&quot;R&quot;;[.G160];&quot;P&quot;;&quot;_&quot;;[.H160])" office:value-type="string" office:string-value="HEADER_100MIL_2R02P_SMT">
            <text:p>HEADER_100MIL_2R02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1];&quot;_&quot;;[.D161];[.E161];&quot;_&quot;;[.F161];&quot;R&quot;;[.G161];&quot;P&quot;;&quot;_&quot;;[.H161])" office:value-type="string" office:string-value="HEADER_100MIL_2R03P_SMT">
            <text:p>HEADER_100MIL_2R03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2];&quot;_&quot;;[.D162];[.E162];&quot;_&quot;;[.F162];&quot;R&quot;;[.G162];&quot;P&quot;;&quot;_&quot;;[.H162])" office:value-type="string" office:string-value="HEADER_100MIL_2R04P_SMT">
            <text:p>HEADER_100MIL_2R04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3];&quot;_&quot;;[.D163];[.E163];&quot;_&quot;;[.F163];&quot;R&quot;;[.G163];&quot;P&quot;;&quot;_&quot;;[.H163])" office:value-type="string" office:string-value="HEADER_100MIL_2R05P_SMT">
            <text:p>HEADER_100MIL_2R05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4];&quot;_&quot;;[.D164];[.E164];&quot;_&quot;;[.F164];&quot;R&quot;;[.G164];&quot;P&quot;;&quot;_&quot;;[.H164])" office:value-type="string" office:string-value="HEADER_100MIL_2R06P_SMT">
            <text:p>HEADER_100MIL_2R06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5];&quot;_&quot;;[.D165];[.E165];&quot;_&quot;;[.F165];&quot;R&quot;;[.G165];&quot;P&quot;;&quot;_&quot;;[.H165])" office:value-type="string" office:string-value="HEADER_100MIL_2R07P_SMT">
            <text:p>HEADER_100MIL_2R07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6];&quot;_&quot;;[.D166];[.E166];&quot;_&quot;;[.F166];&quot;R&quot;;[.G166];&quot;P&quot;;&quot;_&quot;;[.H166])" office:value-type="string" office:string-value="HEADER_100MIL_2R08P_SMT">
            <text:p>HEADER_100MIL_2R08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7];&quot;_&quot;;[.D167];[.E167];&quot;_&quot;;[.F167];&quot;R&quot;;[.G167];&quot;P&quot;;&quot;_&quot;;[.H167])" office:value-type="string" office:string-value="HEADER_100MIL_2R09P_SMT">
            <text:p>HEADER_100MIL_2R09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8];&quot;_&quot;;[.D168];[.E168];&quot;_&quot;;[.F168];&quot;R&quot;;[.G168];&quot;P&quot;;&quot;_&quot;;[.H168])" office:value-type="string" office:string-value="HEADER_100MIL_2R10P_SMT">
            <text:p>HEADER_100MIL_2R10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9];&quot;_&quot;;[.D169];[.E169];&quot;_&quot;;[.F169];&quot;R&quot;;[.G169];&quot;P&quot;;&quot;_&quot;;[.H169])" office:value-type="string" office:string-value="HEADER_100MIL_2R11P_SMT">
            <text:p>HEADER_100MIL_2R11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0];&quot;_&quot;;[.D170];[.E170];&quot;_&quot;;[.F170];&quot;R&quot;;[.G170];&quot;P&quot;;&quot;_&quot;;[.H170])" office:value-type="string" office:string-value="HEADER_100MIL_2R12P_SMT">
            <text:p>HEADER_100MIL_2R12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1];&quot;_&quot;;[.D171];[.E171];&quot;_&quot;;[.F171];&quot;R&quot;;[.G171];&quot;P&quot;;&quot;_&quot;;[.H171])" office:value-type="string" office:string-value="HEADER_100MIL_2R13P_SMT">
            <text:p>HEADER_100MIL_2R13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2];&quot;_&quot;;[.D172];[.E172];&quot;_&quot;;[.F172];&quot;R&quot;;[.G172];&quot;P&quot;;&quot;_&quot;;[.H172])" office:value-type="string" office:string-value="HEADER_100MIL_2R14P_SMT">
            <text:p>HEADER_100MIL_2R14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3];&quot;_&quot;;[.D173];[.E173];&quot;_&quot;;[.F173];&quot;R&quot;;[.G173];&quot;P&quot;;&quot;_&quot;;[.H173])" office:value-type="string" office:string-value="HEADER_100MIL_2R15P_SMT">
            <text:p>HEADER_100MIL_2R15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4];&quot;_&quot;;[.D174];[.E174];&quot;_&quot;;[.F174];&quot;R&quot;;[.G174];&quot;P&quot;;&quot;_&quot;;[.H174])" office:value-type="string" office:string-value="HEADER_100MIL_2R16P_SMT">
            <text:p>HEADER_100MIL_2R16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5];&quot;_&quot;;[.D175];[.E175];&quot;_&quot;;[.F175];&quot;R&quot;;[.G175];&quot;P&quot;;&quot;_&quot;;[.H175])" office:value-type="string" office:string-value="HEADER_100MIL_2R17P_SMT">
            <text:p>HEADER_100MIL_2R17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6];&quot;_&quot;;[.D176];[.E176];&quot;_&quot;;[.F176];&quot;R&quot;;[.G176];&quot;P&quot;;&quot;_&quot;;[.H176])" office:value-type="string" office:string-value="HEADER_100MIL_2R18P_SMT">
            <text:p>HEADER_100MIL_2R18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7];&quot;_&quot;;[.D177];[.E177];&quot;_&quot;;[.F177];&quot;R&quot;;[.G177];&quot;P&quot;;&quot;_&quot;;[.H177])" office:value-type="string" office:string-value="HEADER_100MIL_2R19P_SMT">
            <text:p>HEADER_100MIL_2R19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8];&quot;_&quot;;[.D178];[.E178];&quot;_&quot;;[.F178];&quot;R&quot;;[.G178];&quot;P&quot;;&quot;_&quot;;[.H178])" office:value-type="string" office:string-value="HEADER_100MIL_2R20P_SMT">
            <text:p>HEADER_100MIL_2R20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9];&quot;_&quot;;[.D179];[.E179];&quot;_&quot;;[.F179];&quot;R&quot;;[.G179];&quot;P&quot;;&quot;_&quot;;[.H179])" office:value-type="string" office:string-value="HEADER_100MIL_2R21P_SMT">
            <text:p>HEADER_100MIL_2R21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0];&quot;_&quot;;[.D180];[.E180];&quot;_&quot;;[.F180];&quot;R&quot;;[.G180];&quot;P&quot;;&quot;_&quot;;[.H180])" office:value-type="string" office:string-value="HEADER_100MIL_2R22P_SMT">
            <text:p>HEADER_100MIL_2R22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1];&quot;_&quot;;[.D181];[.E181];&quot;_&quot;;[.F181];&quot;R&quot;;[.G181];&quot;P&quot;;&quot;_&quot;;[.H181])" office:value-type="string" office:string-value="HEADER_100MIL_2R23P_SMT">
            <text:p>HEADER_100MIL_2R23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2];&quot;_&quot;;[.D182];[.E182];&quot;_&quot;;[.F182];&quot;R&quot;;[.G182];&quot;P&quot;;&quot;_&quot;;[.H182])" office:value-type="string" office:string-value="HEADER_100MIL_2R24P_SMT">
            <text:p>HEADER_100MIL_2R24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3];&quot;_&quot;;[.D183];[.E183];&quot;_&quot;;[.F183];&quot;R&quot;;[.G183];&quot;P&quot;;&quot;_&quot;;[.H183])" office:value-type="string" office:string-value="HEADER_100MIL_2R25P_SMT">
            <text:p>HEADER_100MIL_2R25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4];&quot;_&quot;;[.D184];[.E184];&quot;_&quot;;[.F184];&quot;R&quot;;[.G184];&quot;P&quot;;&quot;_&quot;;[.H184])" office:value-type="string" office:string-value="HEADER_100MIL_2R26P_SMT">
            <text:p>HEADER_100MIL_2R26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5];&quot;_&quot;;[.D185];[.E185];&quot;_&quot;;[.F185];&quot;R&quot;;[.G185];&quot;P&quot;;&quot;_&quot;;[.H185])" office:value-type="string" office:string-value="HEADER_100MIL_2R27P_SMT">
            <text:p>HEADER_100MIL_2R27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6];&quot;_&quot;;[.D186];[.E186];&quot;_&quot;;[.F186];&quot;R&quot;;[.G186];&quot;P&quot;;&quot;_&quot;;[.H186])" office:value-type="string" office:string-value="HEADER_100MIL_2R28P_SMT">
            <text:p>HEADER_100MIL_2R28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7];&quot;_&quot;;[.D187];[.E187];&quot;_&quot;;[.F187];&quot;R&quot;;[.G187];&quot;P&quot;;&quot;_&quot;;[.H187])" office:value-type="string" office:string-value="HEADER_100MIL_2R29P_SMT">
            <text:p>HEADER_100MIL_2R29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8];&quot;_&quot;;[.D188];[.E188];&quot;_&quot;;[.F188];&quot;R&quot;;[.G188];&quot;P&quot;;&quot;_&quot;;[.H188])" office:value-type="string" office:string-value="HEADER_100MIL_2R30P_SMT">
            <text:p>HEADER_100MIL_2R30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9];&quot;_&quot;;[.D189];[.E189];&quot;_&quot;;[.F189];&quot;R&quot;;[.G189];&quot;P&quot;;&quot;_&quot;;[.H189])" office:value-type="string" office:string-value="HEADER_100MIL_2R31P_SMT">
            <text:p>HEADER_100MIL_2R31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0];&quot;_&quot;;[.D190];[.E190];&quot;_&quot;;[.F190];&quot;R&quot;;[.G190];&quot;P&quot;;&quot;_&quot;;[.H190])" office:value-type="string" office:string-value="HEADER_100MIL_2R32P_SMT">
            <text:p>HEADER_100MIL_2R32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1];&quot;_&quot;;[.D191];[.E191];&quot;_&quot;;[.F191];&quot;R&quot;;[.G191];&quot;P&quot;;&quot;_&quot;;[.H191])" office:value-type="string" office:string-value="HEADER_100MIL_2R33P_SMT">
            <text:p>HEADER_100MIL_2R33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2];&quot;_&quot;;[.D192];[.E192];&quot;_&quot;;[.F192];&quot;R&quot;;[.G192];&quot;P&quot;;&quot;_&quot;;[.H192])" office:value-type="string" office:string-value="HEADER_100MIL_2R34P_SMT">
            <text:p>HEADER_100MIL_2R34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3];&quot;_&quot;;[.D193];[.E193];&quot;_&quot;;[.F193];&quot;R&quot;;[.G193];&quot;P&quot;;&quot;_&quot;;[.H193])" office:value-type="string" office:string-value="HEADER_100MIL_2R35P_SMT">
            <text:p>HEADER_100MIL_2R35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4];&quot;_&quot;;[.D194];[.E194];&quot;_&quot;;[.F194];&quot;R&quot;;[.G194];&quot;P&quot;;&quot;_&quot;;[.H194])" office:value-type="string" office:string-value="HEADER_100MIL_2R36P_SMT">
            <text:p>HEADER_100MIL_2R36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5];&quot;_&quot;;[.D195];[.E195];&quot;_&quot;;[.F195];&quot;R&quot;;[.G195];&quot;P&quot;;&quot;_&quot;;[.H195])" office:value-type="string" office:string-value="HEADER_100MIL_2R37P_SMT">
            <text:p>HEADER_100MIL_2R37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6];&quot;_&quot;;[.D196];[.E196];&quot;_&quot;;[.F196];&quot;R&quot;;[.G196];&quot;P&quot;;&quot;_&quot;;[.H196])" office:value-type="string" office:string-value="HEADER_100MIL_2R38P_SMT">
            <text:p>HEADER_100MIL_2R38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7];&quot;_&quot;;[.D197];[.E197];&quot;_&quot;;[.F197];&quot;R&quot;;[.G197];&quot;P&quot;;&quot;_&quot;;[.H197])" office:value-type="string" office:string-value="HEADER_100MIL_2R39P_SMT">
            <text:p>HEADER_100MIL_2R39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8];&quot;_&quot;;[.D198];[.E198];&quot;_&quot;;[.F198];&quot;R&quot;;[.G198];&quot;P&quot;;&quot;_&quot;;[.H198])" office:value-type="string" office:string-value="HEADER_100MIL_2R40P_SMT">
            <text:p>HEADER_100MIL_2R40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9];&quot;_&quot;;[.D199];[.E199];&quot;_&quot;;[.F199];&quot;R&quot;;[.G199];&quot;P&quot;;&quot;_&quot;;[.H199])" office:value-type="string" office:string-value="HEADER_100MIL_2R41P_SMT">
            <text:p>HEADER_100MIL_2R41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0];&quot;_&quot;;[.D200];[.E200];&quot;_&quot;;[.F200];&quot;R&quot;;[.G200];&quot;P&quot;;&quot;_&quot;;[.H200])" office:value-type="string" office:string-value="HEADER_100MIL_2R42P_SMT">
            <text:p>HEADER_100MIL_2R42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1];&quot;_&quot;;[.D201];[.E201];&quot;_&quot;;[.F201];&quot;R&quot;;[.G201];&quot;P&quot;;&quot;_&quot;;[.H201])" office:value-type="string" office:string-value="HEADER_100MIL_2R43P_SMT">
            <text:p>HEADER_100MIL_2R43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2];&quot;_&quot;;[.D202];[.E202];&quot;_&quot;;[.F202];&quot;R&quot;;[.G202];&quot;P&quot;;&quot;_&quot;;[.H202])" office:value-type="string" office:string-value="HEADER_100MIL_2R44P_SMT">
            <text:p>HEADER_100MIL_2R44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3];&quot;_&quot;;[.D203];[.E203];&quot;_&quot;;[.F203];&quot;R&quot;;[.G203];&quot;P&quot;;&quot;_&quot;;[.H203])" office:value-type="string" office:string-value="HEADER_100MIL_2R45P_SMT">
            <text:p>HEADER_100MIL_2R45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4];&quot;_&quot;;[.D204];[.E204];&quot;_&quot;;[.F204];&quot;R&quot;;[.G204];&quot;P&quot;;&quot;_&quot;;[.H204])" office:value-type="string" office:string-value="HEADER_100MIL_2R46P_SMT">
            <text:p>HEADER_100MIL_2R46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5];&quot;_&quot;;[.D205];[.E205];&quot;_&quot;;[.F205];&quot;R&quot;;[.G205];&quot;P&quot;;&quot;_&quot;;[.H205])" office:value-type="string" office:string-value="HEADER_100MIL_2R47P_SMT">
            <text:p>HEADER_100MIL_2R47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6];&quot;_&quot;;[.D206];[.E206];&quot;_&quot;;[.F206];&quot;R&quot;;[.G206];&quot;P&quot;;&quot;_&quot;;[.H206])" office:value-type="string" office:string-value="HEADER_100MIL_2R48P_SMT">
            <text:p>HEADER_100MIL_2R48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7];&quot;_&quot;;[.D207];[.E207];&quot;_&quot;;[.F207];&quot;R&quot;;[.G207];&quot;P&quot;;&quot;_&quot;;[.H207])" office:value-type="string" office:string-value="HEADER_100MIL_2R49P_SMT">
            <text:p>HEADER_100MIL_2R49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8];&quot;_&quot;;[.D208];[.E208];&quot;_&quot;;[.F208];&quot;R&quot;;[.G208];&quot;P&quot;;&quot;_&quot;;[.H208])" office:value-type="string" office:string-value="HEADER_100MIL_2R50P_SMT">
            <text:p>HEADER_100MIL_2R50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5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9];&quot;_&quot;;[.D209];[.E209];&quot;_&quot;;[.F209];&quot;R&quot;;[.G209];&quot;P&quot;;&quot;_&quot;;[.H209])" office:value-type="string" office:string-value="HEADER_100MIL_1R01P_PTH">
            <text:p>HEADER_100MIL_1R01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0];&quot;_&quot;;[.D210];[.E210];&quot;_&quot;;[.F210];&quot;R&quot;;[.G210];&quot;P&quot;;&quot;_&quot;;[.H210])" office:value-type="string" office:string-value="HEADER_100MIL_1R02P_PTH">
            <text:p>HEADER_100MIL_1R02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1];&quot;_&quot;;[.D211];[.E211];&quot;_&quot;;[.F211];&quot;R&quot;;[.G211];&quot;P&quot;;&quot;_&quot;;[.H211])" office:value-type="string" office:string-value="HEADER_100MIL_1R03P_PTH">
            <text:p>HEADER_100MIL_1R03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2];&quot;_&quot;;[.D212];[.E212];&quot;_&quot;;[.F212];&quot;R&quot;;[.G212];&quot;P&quot;;&quot;_&quot;;[.H212])" office:value-type="string" office:string-value="HEADER_100MIL_1R04P_PTH">
            <text:p>HEADER_100MIL_1R04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3];&quot;_&quot;;[.D213];[.E213];&quot;_&quot;;[.F213];&quot;R&quot;;[.G213];&quot;P&quot;;&quot;_&quot;;[.H213])" office:value-type="string" office:string-value="HEADER_100MIL_1R05P_PTH">
            <text:p>HEADER_100MIL_1R05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4];&quot;_&quot;;[.D214];[.E214];&quot;_&quot;;[.F214];&quot;R&quot;;[.G214];&quot;P&quot;;&quot;_&quot;;[.H214])" office:value-type="string" office:string-value="HEADER_100MIL_1R06P_PTH">
            <text:p>HEADER_100MIL_1R06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5];&quot;_&quot;;[.D215];[.E215];&quot;_&quot;;[.F215];&quot;R&quot;;[.G215];&quot;P&quot;;&quot;_&quot;;[.H215])" office:value-type="string" office:string-value="HEADER_100MIL_1R07P_PTH">
            <text:p>HEADER_100MIL_1R07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6];&quot;_&quot;;[.D216];[.E216];&quot;_&quot;;[.F216];&quot;R&quot;;[.G216];&quot;P&quot;;&quot;_&quot;;[.H216])" office:value-type="string" office:string-value="HEADER_100MIL_1R08P_PTH">
            <text:p>HEADER_100MIL_1R08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7];&quot;_&quot;;[.D217];[.E217];&quot;_&quot;;[.F217];&quot;R&quot;;[.G217];&quot;P&quot;;&quot;_&quot;;[.H217])" office:value-type="string" office:string-value="HEADER_100MIL_1R09P_PTH">
            <text:p>HEADER_100MIL_1R09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8];&quot;_&quot;;[.D218];[.E218];&quot;_&quot;;[.F218];&quot;R&quot;;[.G218];&quot;P&quot;;&quot;_&quot;;[.H218])" office:value-type="string" office:string-value="HEADER_100MIL_1R10P_PTH">
            <text:p>HEADER_100MIL_1R10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9];&quot;_&quot;;[.D219];[.E219];&quot;_&quot;;[.F219];&quot;R&quot;;[.G219];&quot;P&quot;;&quot;_&quot;;[.H219])" office:value-type="string" office:string-value="HEADER_100MIL_1R11P_PTH">
            <text:p>HEADER_100MIL_1R11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0];&quot;_&quot;;[.D220];[.E220];&quot;_&quot;;[.F220];&quot;R&quot;;[.G220];&quot;P&quot;;&quot;_&quot;;[.H220])" office:value-type="string" office:string-value="HEADER_100MIL_1R12P_PTH">
            <text:p>HEADER_100MIL_1R12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1];&quot;_&quot;;[.D221];[.E221];&quot;_&quot;;[.F221];&quot;R&quot;;[.G221];&quot;P&quot;;&quot;_&quot;;[.H221])" office:value-type="string" office:string-value="HEADER_100MIL_1R13P_PTH">
            <text:p>HEADER_100MIL_1R13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2];&quot;_&quot;;[.D222];[.E222];&quot;_&quot;;[.F222];&quot;R&quot;;[.G222];&quot;P&quot;;&quot;_&quot;;[.H222])" office:value-type="string" office:string-value="HEADER_100MIL_1R14P_PTH">
            <text:p>HEADER_100MIL_1R14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3];&quot;_&quot;;[.D223];[.E223];&quot;_&quot;;[.F223];&quot;R&quot;;[.G223];&quot;P&quot;;&quot;_&quot;;[.H223])" office:value-type="string" office:string-value="HEADER_100MIL_1R15P_PTH">
            <text:p>HEADER_100MIL_1R15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4];&quot;_&quot;;[.D224];[.E224];&quot;_&quot;;[.F224];&quot;R&quot;;[.G224];&quot;P&quot;;&quot;_&quot;;[.H224])" office:value-type="string" office:string-value="HEADER_100MIL_1R16P_PTH">
            <text:p>HEADER_100MIL_1R16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5];&quot;_&quot;;[.D225];[.E225];&quot;_&quot;;[.F225];&quot;R&quot;;[.G225];&quot;P&quot;;&quot;_&quot;;[.H225])" office:value-type="string" office:string-value="HEADER_100MIL_1R17P_PTH">
            <text:p>HEADER_100MIL_1R17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6];&quot;_&quot;;[.D226];[.E226];&quot;_&quot;;[.F226];&quot;R&quot;;[.G226];&quot;P&quot;;&quot;_&quot;;[.H226])" office:value-type="string" office:string-value="HEADER_100MIL_1R18P_PTH">
            <text:p>HEADER_100MIL_1R18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7];&quot;_&quot;;[.D227];[.E227];&quot;_&quot;;[.F227];&quot;R&quot;;[.G227];&quot;P&quot;;&quot;_&quot;;[.H227])" office:value-type="string" office:string-value="HEADER_100MIL_1R19P_PTH">
            <text:p>HEADER_100MIL_1R19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8];&quot;_&quot;;[.D228];[.E228];&quot;_&quot;;[.F228];&quot;R&quot;;[.G228];&quot;P&quot;;&quot;_&quot;;[.H228])" office:value-type="string" office:string-value="HEADER_100MIL_1R20P_PTH">
            <text:p>HEADER_100MIL_1R20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2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9];&quot;_&quot;;[.D229];[.E229];&quot;_&quot;;[.F229];&quot;R&quot;;[.G229];&quot;P&quot;;&quot;_&quot;;[.H229])" office:value-type="string" office:string-value="HEADER_100MIL_2R02P_PTH">
            <text:p>HEADER_100MIL_2R02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0];&quot;_&quot;;[.D230];[.E230];&quot;_&quot;;[.F230];&quot;R&quot;;[.G230];&quot;P&quot;;&quot;_&quot;;[.H230])" office:value-type="string" office:string-value="HEADER_100MIL_2R03P_PTH">
            <text:p>HEADER_100MIL_2R03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1];&quot;_&quot;;[.D231];[.E231];&quot;_&quot;;[.F231];&quot;R&quot;;[.G231];&quot;P&quot;;&quot;_&quot;;[.H231])" office:value-type="string" office:string-value="HEADER_100MIL_2R04P_PTH">
            <text:p>HEADER_100MIL_2R04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2];&quot;_&quot;;[.D232];[.E232];&quot;_&quot;;[.F232];&quot;R&quot;;[.G232];&quot;P&quot;;&quot;_&quot;;[.H232])" office:value-type="string" office:string-value="HEADER_100MIL_2R05P_PTH">
            <text:p>HEADER_100MIL_2R05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3];&quot;_&quot;;[.D233];[.E233];&quot;_&quot;;[.F233];&quot;R&quot;;[.G233];&quot;P&quot;;&quot;_&quot;;[.H233])" office:value-type="string" office:string-value="HEADER_100MIL_2R06P_PTH">
            <text:p>HEADER_100MIL_2R06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4];&quot;_&quot;;[.D234];[.E234];&quot;_&quot;;[.F234];&quot;R&quot;;[.G234];&quot;P&quot;;&quot;_&quot;;[.H234])" office:value-type="string" office:string-value="HEADER_100MIL_2R07P_PTH">
            <text:p>HEADER_100MIL_2R07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5];&quot;_&quot;;[.D235];[.E235];&quot;_&quot;;[.F235];&quot;R&quot;;[.G235];&quot;P&quot;;&quot;_&quot;;[.H235])" office:value-type="string" office:string-value="HEADER_100MIL_2R08P_PTH">
            <text:p>HEADER_100MIL_2R08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6];&quot;_&quot;;[.D236];[.E236];&quot;_&quot;;[.F236];&quot;R&quot;;[.G236];&quot;P&quot;;&quot;_&quot;;[.H236])" office:value-type="string" office:string-value="HEADER_100MIL_2R09P_PTH">
            <text:p>HEADER_100MIL_2R09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7];&quot;_&quot;;[.D237];[.E237];&quot;_&quot;;[.F237];&quot;R&quot;;[.G237];&quot;P&quot;;&quot;_&quot;;[.H237])" office:value-type="string" office:string-value="HEADER_100MIL_2R10P_PTH">
            <text:p>HEADER_100MIL_2R10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8];&quot;_&quot;;[.D238];[.E238];&quot;_&quot;;[.F238];&quot;R&quot;;[.G238];&quot;P&quot;;&quot;_&quot;;[.H238])" office:value-type="string" office:string-value="HEADER_100MIL_2R11P_PTH">
            <text:p>HEADER_100MIL_2R11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9];&quot;_&quot;;[.D239];[.E239];&quot;_&quot;;[.F239];&quot;R&quot;;[.G239];&quot;P&quot;;&quot;_&quot;;[.H239])" office:value-type="string" office:string-value="HEADER_100MIL_2R12P_PTH">
            <text:p>HEADER_100MIL_2R12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0];&quot;_&quot;;[.D240];[.E240];&quot;_&quot;;[.F240];&quot;R&quot;;[.G240];&quot;P&quot;;&quot;_&quot;;[.H240])" office:value-type="string" office:string-value="HEADER_100MIL_2R13P_PTH">
            <text:p>HEADER_100MIL_2R13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1];&quot;_&quot;;[.D241];[.E241];&quot;_&quot;;[.F241];&quot;R&quot;;[.G241];&quot;P&quot;;&quot;_&quot;;[.H241])" office:value-type="string" office:string-value="HEADER_100MIL_2R14P_PTH">
            <text:p>HEADER_100MIL_2R14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2];&quot;_&quot;;[.D242];[.E242];&quot;_&quot;;[.F242];&quot;R&quot;;[.G242];&quot;P&quot;;&quot;_&quot;;[.H242])" office:value-type="string" office:string-value="HEADER_100MIL_2R15P_PTH">
            <text:p>HEADER_100MIL_2R15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3];&quot;_&quot;;[.D243];[.E243];&quot;_&quot;;[.F243];&quot;R&quot;;[.G243];&quot;P&quot;;&quot;_&quot;;[.H243])" office:value-type="string" office:string-value="HEADER_100MIL_2R16P_PTH">
            <text:p>HEADER_100MIL_2R16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4];&quot;_&quot;;[.D244];[.E244];&quot;_&quot;;[.F244];&quot;R&quot;;[.G244];&quot;P&quot;;&quot;_&quot;;[.H244])" office:value-type="string" office:string-value="HEADER_100MIL_2R17P_PTH">
            <text:p>HEADER_100MIL_2R17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5];&quot;_&quot;;[.D245];[.E245];&quot;_&quot;;[.F245];&quot;R&quot;;[.G245];&quot;P&quot;;&quot;_&quot;;[.H245])" office:value-type="string" office:string-value="HEADER_100MIL_2R18P_PTH">
            <text:p>HEADER_100MIL_2R18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6];&quot;_&quot;;[.D246];[.E246];&quot;_&quot;;[.F246];&quot;R&quot;;[.G246];&quot;P&quot;;&quot;_&quot;;[.H246])" office:value-type="string" office:string-value="HEADER_100MIL_2R19P_PTH">
            <text:p>HEADER_100MIL_2R19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7];&quot;_&quot;;[.D247];[.E247];&quot;_&quot;;[.F247];&quot;R&quot;;[.G247];&quot;P&quot;;&quot;_&quot;;[.H247])" office:value-type="string" office:string-value="HEADER_100MIL_2R20P_PTH">
            <text:p>HEADER_100MIL_2R20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8];&quot;_&quot;;[.D248];[.E248];&quot;_&quot;;[.F248];&quot;R&quot;;[.G248];&quot;P&quot;;&quot;_&quot;;[.H248])" office:value-type="string" office:string-value="HEADER_100MIL_2R21P_PTH">
            <text:p>HEADER_100MIL_2R21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9];&quot;_&quot;;[.D249];[.E249];&quot;_&quot;;[.F249];&quot;R&quot;;[.G249];&quot;P&quot;;&quot;_&quot;;[.H249])" office:value-type="string" office:string-value="HEADER_100MIL_2R22P_PTH">
            <text:p>HEADER_100MIL_2R22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0];&quot;_&quot;;[.D250];[.E250];&quot;_&quot;;[.F250];&quot;R&quot;;[.G250];&quot;P&quot;;&quot;_&quot;;[.H250])" office:value-type="string" office:string-value="HEADER_100MIL_2R23P_PTH">
            <text:p>HEADER_100MIL_2R23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1];&quot;_&quot;;[.D251];[.E251];&quot;_&quot;;[.F251];&quot;R&quot;;[.G251];&quot;P&quot;;&quot;_&quot;;[.H251])" office:value-type="string" office:string-value="HEADER_100MIL_2R24P_PTH">
            <text:p>HEADER_100MIL_2R24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2];&quot;_&quot;;[.D252];[.E252];&quot;_&quot;;[.F252];&quot;R&quot;;[.G252];&quot;P&quot;;&quot;_&quot;;[.H252])" office:value-type="string" office:string-value="HEADER_100MIL_2R25P_PTH">
            <text:p>HEADER_100MIL_2R25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3];&quot;_&quot;;[.D253];[.E253];&quot;_&quot;;[.F253];&quot;R&quot;;[.G253];&quot;P&quot;;&quot;_&quot;;[.H253])" office:value-type="string" office:string-value="HEADER_100MIL_2R26P_PTH">
            <text:p>HEADER_100MIL_2R26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4];&quot;_&quot;;[.D254];[.E254];&quot;_&quot;;[.F254];&quot;R&quot;;[.G254];&quot;P&quot;;&quot;_&quot;;[.H254])" office:value-type="string" office:string-value="HEADER_100MIL_2R27P_PTH">
            <text:p>HEADER_100MIL_2R27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5];&quot;_&quot;;[.D255];[.E255];&quot;_&quot;;[.F255];&quot;R&quot;;[.G255];&quot;P&quot;;&quot;_&quot;;[.H255])" office:value-type="string" office:string-value="HEADER_100MIL_2R28P_PTH">
            <text:p>HEADER_100MIL_2R28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6];&quot;_&quot;;[.D256];[.E256];&quot;_&quot;;[.F256];&quot;R&quot;;[.G256];&quot;P&quot;;&quot;_&quot;;[.H256])" office:value-type="string" office:string-value="HEADER_100MIL_2R29P_PTH">
            <text:p>HEADER_100MIL_2R29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7];&quot;_&quot;;[.D257];[.E257];&quot;_&quot;;[.F257];&quot;R&quot;;[.G257];&quot;P&quot;;&quot;_&quot;;[.H257])" office:value-type="string" office:string-value="HEADER_100MIL_2R30P_PTH">
            <text:p>HEADER_100MIL_2R30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8];&quot;_&quot;;[.D258];[.E258];&quot;_&quot;;[.F258];&quot;R&quot;;[.G258];&quot;P&quot;;&quot;_&quot;;[.H258])" office:value-type="string" office:string-value="HEADER_100MIL_2R31P_PTH">
            <text:p>HEADER_100MIL_2R31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9];&quot;_&quot;;[.D259];[.E259];&quot;_&quot;;[.F259];&quot;R&quot;;[.G259];&quot;P&quot;;&quot;_&quot;;[.H259])" office:value-type="string" office:string-value="HEADER_100MIL_2R32P_PTH">
            <text:p>HEADER_100MIL_2R32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0];&quot;_&quot;;[.D260];[.E260];&quot;_&quot;;[.F260];&quot;R&quot;;[.G260];&quot;P&quot;;&quot;_&quot;;[.H260])" office:value-type="string" office:string-value="HEADER_100MIL_2R33P_PTH">
            <text:p>HEADER_100MIL_2R33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1];&quot;_&quot;;[.D261];[.E261];&quot;_&quot;;[.F261];&quot;R&quot;;[.G261];&quot;P&quot;;&quot;_&quot;;[.H261])" office:value-type="string" office:string-value="HEADER_100MIL_2R34P_PTH">
            <text:p>HEADER_100MIL_2R34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2];&quot;_&quot;;[.D262];[.E262];&quot;_&quot;;[.F262];&quot;R&quot;;[.G262];&quot;P&quot;;&quot;_&quot;;[.H262])" office:value-type="string" office:string-value="HEADER_100MIL_2R35P_PTH">
            <text:p>HEADER_100MIL_2R35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3];&quot;_&quot;;[.D263];[.E263];&quot;_&quot;;[.F263];&quot;R&quot;;[.G263];&quot;P&quot;;&quot;_&quot;;[.H263])" office:value-type="string" office:string-value="HEADER_100MIL_2R36P_PTH">
            <text:p>HEADER_100MIL_2R36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4];&quot;_&quot;;[.D264];[.E264];&quot;_&quot;;[.F264];&quot;R&quot;;[.G264];&quot;P&quot;;&quot;_&quot;;[.H264])" office:value-type="string" office:string-value="HEADER_100MIL_2R37P_PTH">
            <text:p>HEADER_100MIL_2R37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5];&quot;_&quot;;[.D265];[.E265];&quot;_&quot;;[.F265];&quot;R&quot;;[.G265];&quot;P&quot;;&quot;_&quot;;[.H265])" office:value-type="string" office:string-value="HEADER_100MIL_2R38P_PTH">
            <text:p>HEADER_100MIL_2R38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6];&quot;_&quot;;[.D266];[.E266];&quot;_&quot;;[.F266];&quot;R&quot;;[.G266];&quot;P&quot;;&quot;_&quot;;[.H266])" office:value-type="string" office:string-value="HEADER_100MIL_2R39P_PTH">
            <text:p>HEADER_100MIL_2R39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7];&quot;_&quot;;[.D267];[.E267];&quot;_&quot;;[.F267];&quot;R&quot;;[.G267];&quot;P&quot;;&quot;_&quot;;[.H267])" office:value-type="string" office:string-value="HEADER_100MIL_2R40P_PTH">
            <text:p>HEADER_100MIL_2R40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8];&quot;_&quot;;[.D268];[.E268];&quot;_&quot;;[.F268];&quot;R&quot;;[.G268];&quot;P&quot;;&quot;_&quot;;[.H268])" office:value-type="string" office:string-value="HEADER_100MIL_2R41P_PTH">
            <text:p>HEADER_100MIL_2R41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9];&quot;_&quot;;[.D269];[.E269];&quot;_&quot;;[.F269];&quot;R&quot;;[.G269];&quot;P&quot;;&quot;_&quot;;[.H269])" office:value-type="string" office:string-value="HEADER_100MIL_2R42P_PTH">
            <text:p>HEADER_100MIL_2R42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0];&quot;_&quot;;[.D270];[.E270];&quot;_&quot;;[.F270];&quot;R&quot;;[.G270];&quot;P&quot;;&quot;_&quot;;[.H270])" office:value-type="string" office:string-value="HEADER_100MIL_2R43P_PTH">
            <text:p>HEADER_100MIL_2R43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1];&quot;_&quot;;[.D271];[.E271];&quot;_&quot;;[.F271];&quot;R&quot;;[.G271];&quot;P&quot;;&quot;_&quot;;[.H271])" office:value-type="string" office:string-value="HEADER_100MIL_2R44P_PTH">
            <text:p>HEADER_100MIL_2R44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2];&quot;_&quot;;[.D272];[.E272];&quot;_&quot;;[.F272];&quot;R&quot;;[.G272];&quot;P&quot;;&quot;_&quot;;[.H272])" office:value-type="string" office:string-value="HEADER_100MIL_2R45P_PTH">
            <text:p>HEADER_100MIL_2R45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3];&quot;_&quot;;[.D273];[.E273];&quot;_&quot;;[.F273];&quot;R&quot;;[.G273];&quot;P&quot;;&quot;_&quot;;[.H273])" office:value-type="string" office:string-value="HEADER_100MIL_2R46P_PTH">
            <text:p>HEADER_100MIL_2R46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4];&quot;_&quot;;[.D274];[.E274];&quot;_&quot;;[.F274];&quot;R&quot;;[.G274];&quot;P&quot;;&quot;_&quot;;[.H274])" office:value-type="string" office:string-value="HEADER_100MIL_2R47P_PTH">
            <text:p>HEADER_100MIL_2R47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5];&quot;_&quot;;[.D275];[.E275];&quot;_&quot;;[.F275];&quot;R&quot;;[.G275];&quot;P&quot;;&quot;_&quot;;[.H275])" office:value-type="string" office:string-value="HEADER_100MIL_2R48P_PTH">
            <text:p>HEADER_100MIL_2R48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6];&quot;_&quot;;[.D276];[.E276];&quot;_&quot;;[.F276];&quot;R&quot;;[.G276];&quot;P&quot;;&quot;_&quot;;[.H276])" office:value-type="string" office:string-value="HEADER_100MIL_2R49P_PTH">
            <text:p>HEADER_100MIL_2R49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7];&quot;_&quot;;[.D277];[.E277];&quot;_&quot;;[.F277];&quot;R&quot;;[.G277];&quot;P&quot;;&quot;_&quot;;[.H277])" office:value-type="string" office:string-value="HEADER_100MIL_2R50P_PTH">
            <text:p>HEADER_100MIL_2R50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50</text:p>
          </table:table-cell>
          <table:table-cell office:value-type="string">
            <text:p>PTH</text:p>
          </table:table-cell>
        </table:table-row>
        <table:table-row table:style-name="ro1" table:number-rows-repeated="104829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C" table:style-name="ta1">
        <table:table-column table:style-name="co2" table:default-cell-style-name="Default"/>
        <table:table-row table:style-name="ro1">
          <table:table-cell/>
        </table:table-row>
      </table:table>
      <table:table table:name="MSP430" table:style-name="ta1">
        <table:table-column table:style-name="co2" table:default-cell-style-name="Default"/>
        <table:table-row table:style-name="ro1">
          <table:table-cell/>
        </table:table-row>
      </table:table>
      <table:table table:name="Passive" table:style-name="ta1">
        <table:table-column table:style-name="co2" table:default-cell-style-name="Default"/>
        <table:table-row table:style-name="ro1">
          <table:table-cell office:value-type="string">
            <text:p>CAP</text:p>
          </table:table-cell>
        </table:table-row>
        <table:table-row table:style-name="ro1">
          <table:table-cell office:value-type="string">
            <text:p>CAP_P</text:p>
          </table:table-cell>
        </table:table-row>
        <table:table-row table:style-name="ro1">
          <table:table-cell office:value-type="string">
            <text:p>RES</text:p>
          </table:table-cell>
        </table:table-row>
        <table:table-row table:style-name="ro1">
          <table:table-cell office:value-type="string">
            <text:p>IND</text:p>
          </table:table-cell>
        </table:table-row>
      </table:table>
      <table:table table:name="PIC" table:style-name="ta1">
        <table:table-column table:style-name="co2" table:default-cell-style-name="Default"/>
        <table:table-row table:style-name="ro1">
          <table:table-cell/>
        </table:table-row>
      </table:table>
      <table:table table:name="Potentiometer" table:style-name="ta1">
        <table:table-column table:style-name="co2" table:default-cell-style-name="Default"/>
        <table:table-row table:style-name="ro1">
          <table:table-cell/>
        </table:table-row>
      </table:table>
      <table:table table:name="Switch" table:style-name="ta1">
        <table:table-column table:style-name="co10" table:default-cell-style-name="Default"/>
        <table:table-row table:style-name="ro1">
          <table:table-cell/>
        </table:table-row>
        <table:table-row table:style-name="ro1">
          <table:table-cell office:value-type="string">
            <text:p>SW_ROCKER_ON-OFF-ON</text:p>
          </table:table-cell>
        </table:table-row>
        <table:table-row table:style-name="ro1">
          <table:table-cell office:value-type="string">
            <text:p>SW_SLIDE_4POS</text:p>
          </table:table-cell>
        </table:table-row>
        <table:table-row table:style-name="ro1">
          <table:table-cell office:value-type="string">
            <text:p>SW_TOGGLE_4P2T_ON-OFF-ON</text:p>
          </table:table-cell>
        </table:table-row>
        <table:table-row table:style-name="ro1">
          <table:table-cell office:value-type="string">
            <text:p>SW_TOGGLE_1P1T_ON-OFF</text:p>
          </table:table-cell>
        </table:table-row>
        <table:table-row table:style-name="ro1">
          <table:table-cell office:value-type="string">
            <text:p>SW_TOGGLE_2P2T_ON-ON</text:p>
          </table:table-cell>
        </table:table-row>
        <table:table-row table:style-name="ro1">
          <table:table-cell office:value-type="string">
            <text:p>SW_TOGGLE_4P2T_ON-MOM</text:p>
          </table:table-cell>
        </table:table-row>
        <table:table-row table:style-name="ro1">
          <table:table-cell office:value-type="string">
            <text:p>SW_PUSH_1P1T_OFF-MOM</text:p>
          </table:table-cell>
        </table:table-row>
        <table:table-row table:style-name="ro1">
          <table:table-cell office:value-type="string">
            <text:p>SW_PUSH_1P1T_OFF-ON</text:p>
          </table:table-cell>
        </table:table-row>
      </table:table>
      <table:table table:name="Terminal_Block" table:style-name="ta1">
        <table:table-column table:style-name="co2" table:default-cell-style-name="Default"/>
        <table:table-row table:style-name="ro1">
          <table:table-cell/>
        </table:table-row>
      </table:table>
      <table:table table:name="Test" table:style-name="ta1">
        <table:table-column table:style-name="co2" table:default-cell-style-name="Default"/>
        <table:table-row table:style-name="ro1">
          <table:table-cell/>
        </table:table-row>
      </table:table>
      <table:table table:name="Xilinx" table:style-name="ta1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'Library Names'.A1:'Library Names'.A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1">09/11/2012</text:date>, <text:time>22:4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4H19M39S</meta:editing-duration>
    <meta:editing-cycles>22</meta:editing-cycles>
    <meta:generator>LibreOffice/3.4$Win32 LibreOffice_project/340m1$Build-302</meta:generator>
    <dc:date>2012-09-11T22:44:01.39</dc:date>
    <meta:document-statistic meta:table-count="22" meta:cell-count="2254" meta:object-count="0"/>
    <meta:user-defined meta:name="Info 1"/>
    <meta:user-defined meta:name="Info 2"/>
    <meta:user-defined meta:name="Info 3"/>
    <meta:user-defined meta:name="Info 4"/>
  </office:meta>
</office:document-meta>
</file>